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3" manifest:media-type=""/>
  <manifest:file-entry manifest:full-path="ObjectReplacements/Object 7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49cm" table:align="center"/>
    </style:style>
    <style:style style:name="Tableau1.A" style:family="table-column">
      <style:table-column-properties style:column-width="2.037cm"/>
    </style:style>
    <style:style style:name="Tableau1.B" style:family="table-column">
      <style:table-column-properties style:column-width="1.185cm"/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49cm" table:align="center"/>
    </style:style>
    <style:style style:name="Tableau3.A" style:family="table-column">
      <style:table-column-properties style:column-width="2.286cm"/>
    </style:style>
    <style:style style:name="Tableau3.B" style:family="table-column">
      <style:table-column-properties style:column-width="2.288cm"/>
    </style:style>
    <style:style style:name="Tableau3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49cm" table:align="center"/>
    </style:style>
    <style:style style:name="Tableau2.A" style:family="table-column">
      <style:table-column-properties style:column-width="1.141cm"/>
    </style:style>
    <style:style style:name="Tableau2.B" style:family="table-column">
      <style:table-column-properties style:column-width="1.143cm"/>
    </style:style>
    <style:style style:name="Tableau2.E" style:family="table-column">
      <style:table-column-properties style:column-width="1.145cm"/>
    </style:style>
    <style:style style:name="Tableau2.H" style:family="table-column">
      <style:table-column-properties style:column-width="1.148cm"/>
    </style:style>
    <style:style style:name="Tableau2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G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H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b7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151386" officeooo:paragraph-rsid="00284a93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bold" officeooo:paragraph-rsid="002414b2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Times New Roman" fo:font-size="9pt" fo:font-style="italic" fo:font-weight="bold" officeooo:paragraph-rsid="002414b2" style:font-size-asian="9pt" style:font-style-asian="italic" style:font-weight-asian="bold" style:font-size-complex="9pt" style:font-style-complex="italic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Times New Roman" fo:font-size="11pt" fo:font-style="italic" fo:font-weight="bold" officeooo:paragraph-rsid="002414b2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" fo:font-size="9pt" fo:font-style="normal" fo:font-weight="bold" officeooo:paragraph-rsid="002414b2" style:font-size-asian="9pt" style:font-style-asian="normal" style:font-weight-asian="bold" style:font-size-complex="9pt" style:font-style-complex="normal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3" fo:font-size="9pt" officeooo:paragraph-rsid="002414b2" style:font-size-asian="9pt" style:font-size-complex="9pt"/>
    </style:style>
    <style:style style:name="P29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30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style:font-name="Bitstream Vera Sans3" fo:font-size="9pt" officeooo:paragraph-rsid="002414b2" style:font-size-asian="9pt" style:font-size-complex="9pt"/>
    </style:style>
    <style:style style:name="P31" style:family="paragraph" style:parent-style-name="FILET_5f_POINTILLES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3236f6"/>
    </style:style>
    <style:style style:name="P32" style:family="paragraph" style:parent-style-name="FILET_5f_POINTILLES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c544e"/>
    </style:style>
    <style:style style:name="P33" style:family="paragraph" style:parent-style-name="_5f_Paragraphe_20_livret_20_réponse_20_élève">
      <style:paragraph-properties style:line-height-at-least="0.7cm" fo:text-align="center" style:justify-single-word="false"/>
      <style:text-properties officeooo:paragraph-rsid="002414b2"/>
    </style:style>
    <style:style style:name="P34" style:family="paragraph" style:parent-style-name="_5f_Paragraphe_20_livret_20_">
      <style:text-properties officeooo:paragraph-rsid="002ca844"/>
    </style:style>
    <style:style style:name="P35" style:family="paragraph" style:parent-style-name="_5f_Paragraphe_20_livret_20_">
      <style:paragraph-properties fo:text-align="center" style:justify-single-word="false"/>
      <style:text-properties officeooo:paragraph-rsid="002414b2"/>
    </style:style>
    <style:style style:name="P36" style:family="paragraph" style:parent-style-name="FILET_5f_POINTILLES">
      <style:text-properties officeooo:paragraph-rsid="006ab89f"/>
    </style:style>
    <style:style style:name="P37" style:family="paragraph" style:parent-style-name="FILET_5f_POINTILLES">
      <style:text-properties style:text-position="0% 100%" officeooo:rsid="00506fd3" officeooo:paragraph-rsid="005126cd"/>
    </style:style>
    <style:style style:name="P38" style:family="paragraph" style:parent-style-name="FILET_5f_POINTILLES">
      <style:text-properties officeooo:paragraph-rsid="0068c6f2"/>
    </style:style>
    <style:style style:name="P39" style:family="paragraph" style:parent-style-name="FILET_5f_POINTILLES">
      <style:text-properties officeooo:rsid="006ab89f" officeooo:paragraph-rsid="006ab89f"/>
    </style:style>
    <style:style style:name="P4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Bitstream Vera Sans3" fo:font-size="9pt" officeooo:paragraph-rsid="002414b2" style:font-size-asian="9pt" style:font-size-complex="9pt"/>
    </style:style>
    <style:style style:name="P4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text-position="super 58%" style:font-name="Bitstream Vera Sans3" fo:font-size="9pt" officeooo:paragraph-rsid="002414b2" style:font-size-asian="9pt" style:font-size-complex="9pt"/>
    </style:style>
    <style:style style:name="P42" style:family="paragraph" style:parent-style-name="Exemple_5f_gris" style:list-style-name="liste_5f_abc" style:master-page-name="">
      <loext:graphic-properties draw:fill="none"/>
      <style:paragraph-properties fo:line-height="0.43cm" fo:orphans="2" fo:widows="2" style:page-number="auto" fo:background-color="transparent">
        <style:tab-stops/>
      </style:paragraph-properties>
      <style:text-properties officeooo:paragraph-rsid="0031f778"/>
    </style:style>
    <style:style style:name="P43" style:family="paragraph" style:parent-style-name="Exemple_5f_gris" style:list-style-name="_5f_Numérotation_20_des_20_exercices_20_livrets">
      <loext:graphic-properties draw:fill="none"/>
      <style:paragraph-properties fo:margin-left="0cm" fo:margin-right="0cm" fo:line-height="0.43cm" fo:orphans="2" fo:widows="2" fo:text-indent="0cm" style:auto-text-indent="false" fo:background-color="transparent">
        <style:tab-stops/>
      </style:paragraph-properties>
      <style:text-properties officeooo:paragraph-rsid="0031f778"/>
    </style:style>
    <style:style style:name="P44" style:family="paragraph" style:parent-style-name="Exo_5f_Num">
      <style:text-properties officeooo:paragraph-rsid="0068c6f2"/>
    </style:style>
    <style:style style:name="P45" style:family="paragraph" style:parent-style-name="Exo_5f_Num">
      <style:paragraph-properties fo:margin-top="0.349cm" fo:margin-bottom="0.199cm" loext:contextual-spacing="false"/>
    </style:style>
    <style:style style:name="P46" style:family="paragraph" style:parent-style-name="Exo_5f_Num">
      <style:paragraph-properties fo:margin-top="0.6cm" fo:margin-bottom="0.199cm" loext:contextual-spacing="false"/>
    </style:style>
    <style:style style:name="P47" style:family="paragraph" style:parent-style-name="Exo_5f_Num">
      <style:paragraph-properties fo:margin-top="0.6cm" fo:margin-bottom="0cm" loext:contextual-spacing="false"/>
    </style:style>
    <style:style style:name="P48" style:family="paragraph" style:parent-style-name="Exo_5f_Num" style:list-style-name="Num_5f_Exo">
      <style:paragraph-properties fo:margin-top="0.6cm" fo:margin-bottom="0cm" loext:contextual-spacing="false"/>
      <style:text-properties officeooo:paragraph-rsid="006ab89f"/>
    </style:style>
    <style:style style:name="P49" style:family="paragraph" style:parent-style-name="Exo_5f_Num" style:list-style-name="Num_5f_Exo">
      <style:paragraph-properties fo:margin-top="0.6cm" fo:margin-bottom="0cm" loext:contextual-spacing="false"/>
      <style:text-properties officeooo:paragraph-rsid="007d19e7"/>
    </style:style>
    <style:style style:name="P50" style:family="paragraph" style:parent-style-name="Exo_5f_Num">
      <style:paragraph-properties fo:margin-top="0.7cm" fo:margin-bottom="0cm" loext:contextual-spacing="false"/>
    </style:style>
    <style:style style:name="P51" style:family="paragraph" style:parent-style-name="Exo_5f_Num">
      <style:paragraph-properties fo:margin-top="0.7cm" fo:margin-bottom="0.199cm" loext:contextual-spacing="false"/>
    </style:style>
    <style:style style:name="P52" style:family="paragraph" style:parent-style-name="Exo_5f_Num">
      <style:paragraph-properties fo:margin-top="0.6cm" fo:margin-bottom="0.101cm" loext:contextual-spacing="false"/>
    </style:style>
    <style:style style:name="P53" style:family="paragraph" style:parent-style-name="Exo_5f_Num" style:list-style-name="Num_5f_Exo">
      <style:paragraph-properties fo:margin-top="0.6cm" fo:margin-bottom="0.101cm" loext:contextual-spacing="false"/>
    </style:style>
    <style:style style:name="P54" style:family="paragraph" style:parent-style-name="Exo_5f_Num" style:list-style-name="Num_5f_Exo">
      <style:paragraph-properties fo:margin-top="0.55cm" fo:margin-bottom="0cm" loext:contextual-spacing="false"/>
      <style:text-properties officeooo:paragraph-rsid="00469dcf"/>
    </style:style>
    <style:style style:name="P55" style:family="paragraph" style:parent-style-name="Exo_5f_Num">
      <style:paragraph-properties fo:margin-top="0.55cm" fo:margin-bottom="0cm" loext:contextual-spacing="false"/>
      <style:text-properties officeooo:paragraph-rsid="003e73b7"/>
    </style:style>
    <style:style style:name="P56" style:family="paragraph" style:parent-style-name="Exo_5f_Num">
      <style:paragraph-properties fo:margin-top="0.55cm" fo:margin-bottom="0.101cm" loext:contextual-spacing="false"/>
    </style:style>
    <style:style style:name="P57" style:family="paragraph" style:parent-style-name="Exo_5f_Num" style:list-style-name="Num_5f_Exo">
      <style:paragraph-properties fo:margin-top="0.529cm" fo:margin-bottom="0.101cm" loext:contextual-spacing="false"/>
      <style:text-properties officeooo:paragraph-rsid="007d19e7"/>
    </style:style>
    <style:style style:name="P58" style:family="paragraph" style:parent-style-name="FILET_5f_POINTILLES" style:list-style-name="Num_5f_Exo">
      <style:text-properties officeooo:paragraph-rsid="006ab89f"/>
    </style:style>
    <style:style style:name="P59" style:family="paragraph" style:parent-style-name="FILET_5f_POINTILLES" style:list-style-name="Num_5f_Exo">
      <style:text-properties style:text-position="0% 100%" officeooo:rsid="00506fd3" officeooo:paragraph-rsid="005126cd"/>
    </style:style>
    <style:style style:name="P60" style:family="paragraph" style:parent-style-name="FILET_5f_POINTILLES" style:list-style-name="_5f_Numérotation_20_des_20_exercices_20_livrets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3236f6"/>
    </style:style>
    <style:style style:name="P61" style:family="paragraph" style:parent-style-name="FILET_5f_POINTILLES" style:list-style-name="_5f_Numérotation_20_des_20_exercices_20_livrets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c544e"/>
    </style:style>
    <style:style style:name="P62" style:family="paragraph" style:parent-style-name="Standard" style:list-style-name="Num_5f_Exo">
      <style:paragraph-properties fo:text-align="justify" style:justify-single-word="false"/>
      <style:text-properties officeooo:paragraph-rsid="005da7be"/>
    </style:style>
    <style:style style:name="P63" style:family="paragraph" style:parent-style-name="Standard">
      <style:text-properties fo:letter-spacing="-0.025cm" officeooo:paragraph-rsid="003e138a"/>
    </style:style>
    <style:style style:name="P64" style:family="paragraph" style:parent-style-name="_5f_Paragraphe_20_livret_20_" style:list-style-name="liste_5f_abc">
      <style:text-properties officeooo:paragraph-rsid="00757c3d"/>
    </style:style>
    <style:style style:name="P65" style:family="paragraph" style:parent-style-name="_5f_Paragraphe_20_livret_20_" style:list-style-name="liste_5f_abc">
      <style:text-properties officeooo:paragraph-rsid="002414b2"/>
    </style:style>
    <style:style style:name="P66" style:family="paragraph" style:parent-style-name="_5f_Paragraphe_20_livret_20_" style:list-style-name="liste_5f_abc">
      <style:paragraph-properties fo:line-height="0.43cm" fo:text-align="start" style:justify-single-word="false"/>
      <style:text-properties style:font-name="Bitstream Vera Sans" fo:font-style="normal" officeooo:paragraph-rsid="002414b2" style:font-name-asian="OpenSymbol1" style:font-style-asian="normal" style:font-name-complex="OpenSymbol1" style:font-style-complex="normal"/>
    </style:style>
    <style:style style:name="P67" style:family="paragraph" style:parent-style-name="_5f_Paragraphe_20_livret_20_" style:list-style-name="liste_5f_abc">
      <style:paragraph-properties>
        <style:tab-stops>
          <style:tab-stop style:position="0.55cm"/>
          <style:tab-stop style:position="9.2cm" style:type="right" style:leader-style="dotted" style:leader-text="."/>
        </style:tab-stops>
      </style:paragraph-properties>
      <style:text-properties style:font-name="Bitstream Vera Sans" fo:font-style="normal" officeooo:paragraph-rsid="007b5627" style:font-style-asian="normal" style:font-style-complex="normal"/>
    </style:style>
    <style:style style:name="P68" style:family="paragraph" style:parent-style-name="_5f_Paragraphe_20_livret_20_" style:list-style-name="liste_5f_abc">
      <style:paragraph-properties>
        <style:tab-stops>
          <style:tab-stop style:position="0.55cm"/>
          <style:tab-stop style:position="9.2cm" style:type="right" style:leader-style="dotted" style:leader-text="."/>
        </style:tab-stops>
      </style:paragraph-properties>
      <style:text-properties officeooo:paragraph-rsid="007b5627"/>
    </style:style>
    <style:style style:name="P69" style:family="paragraph" style:parent-style-name="_5f_Paragraphe_20_livret_20_">
      <style:text-properties officeooo:paragraph-rsid="007d19e7"/>
    </style:style>
    <style:style style:name="P70" style:family="paragraph" style:parent-style-name="_5f_Paragraphe_20_livret_20_" style:list-style-name="liste_5f_abc">
      <style:paragraph-properties fo:margin-top="0cm" fo:margin-bottom="0.101cm" loext:contextual-spacing="false"/>
      <style:text-properties officeooo:paragraph-rsid="002ca844"/>
    </style:style>
    <style:style style:name="P71" style:family="paragraph" style:parent-style-name="_5f_Paragraphe_20_livret_20_" style:list-style-name="liste_5f_abc">
      <style:paragraph-properties fo:margin-top="0cm" fo:margin-bottom="0cm" loext:contextual-spacing="false"/>
      <style:text-properties fo:color="#000000" style:font-name="Bitstream Vera Sans" fo:font-size="10pt" fo:font-style="normal" fo:font-weight="bold" officeooo:paragraph-rsid="002ca844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2" style:family="paragraph" style:parent-style-name="_5f_Paragraphe_20_livret_20_" style:list-style-name="liste_5f_abc">
      <style:paragraph-properties fo:margin-top="0cm" fo:margin-bottom="0cm" loext:contextual-spacing="false" fo:line-height="0.43cm" fo:text-align="start" style:justify-single-word="false"/>
      <style:text-properties officeooo:paragraph-rsid="002414b2"/>
    </style:style>
    <style:style style:name="P73" style:family="paragraph" style:parent-style-name="_5f_Paragraphe_20_livret_20_" style:list-style-name="liste_5f_abc">
      <style:paragraph-properties fo:margin-top="0cm" fo:margin-bottom="0cm" loext:contextual-spacing="false" fo:line-height="0.43cm" fo:text-align="start" style:justify-single-word="false" fo:break-before="column"/>
      <style:text-properties officeooo:paragraph-rsid="002414b2"/>
    </style:style>
    <style:style style:name="P74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2414b2"/>
    </style:style>
    <style:style style:name="P75" style:family="paragraph" style:parent-style-name="_5f_Paragraphe_20_livret_20_" style:list-style-name="liste_5f_abc">
      <style:paragraph-properties fo:margin-top="0.101cm" fo:margin-bottom="0cm" loext:contextual-spacing="false" fo:line-height="0.43cm" fo:text-align="start" style:justify-single-word="false"/>
      <style:text-properties officeooo:paragraph-rsid="002414b2"/>
    </style:style>
    <style:style style:name="P76" style:family="paragraph" style:parent-style-name="_5f_Paragraphe_20_livret_20_" style:list-style-name="liste_5f_abc">
      <style:paragraph-properties fo:margin-top="0.101cm" fo:margin-bottom="0cm" loext:contextual-spacing="false"/>
    </style:style>
    <style:style style:name="P77" style:family="paragraph" style:parent-style-name="_5f_Paragraphe_20_livret_20_" style:list-style-name="liste_5f_abc">
      <style:paragraph-properties fo:margin-top="0.3cm" fo:margin-bottom="0cm" loext:contextual-spacing="false"/>
    </style:style>
    <style:style style:name="P78" style:family="paragraph" style:parent-style-name="_5f_Paragraphe_20_livret_20_" style:list-style-name="liste_5f_abc">
      <style:paragraph-properties fo:margin-top="0.3cm" fo:margin-bottom="0cm" loext:contextual-spacing="false"/>
      <style:text-properties fo:letter-spacing="-0.004cm" officeooo:rsid="006ab89f" officeooo:paragraph-rsid="007d19e7"/>
    </style:style>
    <style:style style:name="P79" style:family="paragraph" style:parent-style-name="_5f_Paragraphe_20_livret_20_réponse_20_élève" style:list-style-name="liste_5f_abc">
      <style:paragraph-properties>
        <style:tab-stops>
          <style:tab-stop style:position="0.55cm"/>
          <style:tab-stop style:position="9.2cm" style:type="right" style:leader-style="dotted" style:leader-text="."/>
        </style:tab-stops>
      </style:paragraph-properties>
      <style:text-properties officeooo:paragraph-rsid="00330afc"/>
    </style:style>
    <style:style style:name="P80" style:family="paragraph" style:parent-style-name="_5f_Paragraphe_20_livret_20_réponse_20_élève" style:list-style-name="liste_5f_abc">
      <style:paragraph-properties>
        <style:tab-stops>
          <style:tab-stop style:position="0.55cm"/>
          <style:tab-stop style:position="9.2cm" style:type="right" style:leader-style="dotted" style:leader-text="."/>
        </style:tab-stops>
      </style:paragraph-properties>
      <style:text-properties officeooo:paragraph-rsid="007b5627"/>
    </style:style>
    <style:style style:name="P81" style:family="paragraph" style:parent-style-name="_5f_Paragraphe_20_livret_20_réponse_20_élève" style:list-style-name="liste_5f_abc">
      <style:paragraph-properties style:line-height-at-least="0.6cm">
        <style:tab-stops>
          <style:tab-stop style:position="0.55cm"/>
        </style:tab-stops>
      </style:paragraph-properties>
      <style:text-properties officeooo:paragraph-rsid="002414b2"/>
    </style:style>
    <style:style style:name="P82" style:family="paragraph" style:parent-style-name="_5f_Paragraphe_20_livret_20_réponse_20_élève" style:list-style-name="liste_5f_abc">
      <style:paragraph-properties>
        <style:tab-stops>
          <style:tab-stop style:position="0.55cm"/>
        </style:tab-stops>
      </style:paragraph-properties>
      <style:text-properties officeooo:paragraph-rsid="002414b2"/>
    </style:style>
    <style:style style:name="P83" style:family="paragraph" style:parent-style-name="_5f_Paragraphe_20_livret_20_réponse_20_élève" style:list-style-name="liste_5f_abc">
      <style:paragraph-properties>
        <style:tab-stops>
          <style:tab-stop style:position="0.55cm"/>
        </style:tab-stops>
      </style:paragraph-properties>
      <style:text-properties officeooo:paragraph-rsid="00362603"/>
    </style:style>
    <style:style style:name="P84" style:family="paragraph" style:parent-style-name="_5f_Paragraphe_20_livret_20_réponse_20_élève" style:list-style-name="liste_5f_abc">
      <style:paragraph-properties fo:text-align="start" style:justify-single-word="false">
        <style:tab-stops>
          <style:tab-stop style:position="0.55cm"/>
          <style:tab-stop style:position="9.2cm" style:type="right" style:leader-style="dotted" style:leader-text="."/>
        </style:tab-stops>
      </style:paragraph-properties>
      <style:text-properties officeooo:paragraph-rsid="007b5627"/>
    </style:style>
    <style:style style:name="P85" style:family="paragraph" style:parent-style-name="_5f_Paragraphe_20_livret_20_réponse_20_élève" style:list-style-name="liste_5f_abc">
      <style:paragraph-properties fo:margin-top="0cm" fo:margin-bottom="0cm" loext:contextual-spacing="false">
        <style:tab-stops>
          <style:tab-stop style:position="0.55cm"/>
        </style:tab-stops>
      </style:paragraph-properties>
      <style:text-properties officeooo:paragraph-rsid="00757c3d"/>
    </style:style>
    <style:style style:name="P86" style:family="paragraph" style:parent-style-name="_5f_Paragraphe_20_livret_20_réponse_20_élève" style:list-style-name="liste_5f_abc" style:master-page-name="">
      <style:paragraph-properties fo:margin-top="0.4cm" fo:margin-bottom="0.101cm" loext:contextual-spacing="false" fo:line-height="100%" style:page-number="auto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02414b2"/>
    </style:style>
    <style:style style:name="P87" style:family="paragraph" style:parent-style-name="_5f_Paragraphe_20_livret_20_réponse_20_élève" style:list-style-name="_5f_Numérotation_20_des_20_exercices_20_livrets">
      <style:paragraph-properties fo:margin-top="0.199cm" fo:margin-bottom="0.101cm" loext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0383a62"/>
    </style:style>
    <style:style style:name="P88" style:family="paragraph" style:parent-style-name="_5f_Paragraphe_20_livret_20_réponse_20_élève" style:list-style-name="liste_5f_abc">
      <style:paragraph-properties fo:margin-top="0.199cm" fo:margin-bottom="0.101cm" loext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02414b2"/>
    </style:style>
    <style:style style:name="P89" style:family="paragraph" style:parent-style-name="_5f_Paragraphe_20_livret_20_réponse_20_élève" style:list-style-name="liste_5f_abc">
      <style:paragraph-properties fo:margin-top="0.199cm" fo:margin-bottom="0.101cm" loext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0383a62"/>
    </style:style>
    <style:style style:name="P90" style:family="paragraph" style:parent-style-name="_5f_Paragraphe_20_livret_20_réponse_20_élève" style:list-style-name="_5f_Numérotation_20_des_20_exercices_20_livrets">
      <style:paragraph-properties fo:margin-top="0.199cm" fo:margin-bottom="0.101cm" loext:contextual-spacing="false" fo:line-height="100%" style:writing-mode="lr-tb">
        <style:tab-stops>
          <style:tab-stop style:position="2.48cm" style:type="center"/>
          <style:tab-stop style:position="2.905cm"/>
        </style:tab-stops>
      </style:paragraph-properties>
      <style:text-properties officeooo:paragraph-rsid="00383a62"/>
    </style:style>
    <style:style style:name="P91" style:family="paragraph" style:parent-style-name="_5f_Paragraphe_20_livret_20_réponse_20_élève" style:list-style-name="liste_5f_abc">
      <style:paragraph-properties fo:margin-top="0.199cm" fo:margin-bottom="0.101cm" loext:contextual-spacing="false" fo:line-height="100%" style:writing-mode="lr-tb">
        <style:tab-stops>
          <style:tab-stop style:position="2.551cm" style:type="center"/>
          <style:tab-stop style:position="3cm"/>
        </style:tab-stops>
      </style:paragraph-properties>
      <style:text-properties officeooo:paragraph-rsid="00383a62"/>
    </style:style>
    <style:style style:name="P92" style:family="paragraph" style:parent-style-name="_5f_Paragraphe_20_livret_20_réponse_20_élève" style:list-style-name="_5f_Numérotation_20_des_20_exercices_20_livrets">
      <style:paragraph-properties fo:margin-top="0.199cm" fo:margin-bottom="0.101cm" loext:contextual-spacing="false" fo:line-height="100%" style:writing-mode="lr-tb">
        <style:tab-stops>
          <style:tab-stop style:position="2.551cm" style:type="center"/>
          <style:tab-stop style:position="3.004cm"/>
        </style:tab-stops>
      </style:paragraph-properties>
      <style:text-properties officeooo:paragraph-rsid="002414b2"/>
    </style:style>
    <style:style style:name="P93" style:family="paragraph" style:parent-style-name="_5f_Paragraphe_20_livret_20_réponse_20_élève" style:list-style-name="_5f_Numérotation_20_des_20_exercices_20_livrets">
      <style:paragraph-properties fo:margin-top="0.199cm" fo:margin-bottom="0.101cm" loext:contextual-spacing="false" fo:line-height="100%" style:writing-mode="lr-tb">
        <style:tab-stops>
          <style:tab-stop style:position="2.551cm" style:type="center"/>
          <style:tab-stop style:position="3.004cm"/>
        </style:tab-stops>
      </style:paragraph-properties>
      <style:text-properties officeooo:paragraph-rsid="0078d8e6"/>
    </style:style>
    <style:style style:name="P94" style:family="paragraph" style:parent-style-name="_5f_Paragraphe_20_livret_20_réponse_20_élève" style:list-style-name="liste_5f_abc">
      <style:paragraph-properties fo:margin-top="0.199cm" fo:margin-bottom="0.101cm" loext:contextual-spacing="false" fo:line-height="100%" style:writing-mode="lr-tb">
        <style:tab-stops>
          <style:tab-stop style:position="2.551cm" style:type="center"/>
          <style:tab-stop style:position="3.004cm"/>
        </style:tab-stops>
      </style:paragraph-properties>
      <style:text-properties officeooo:paragraph-rsid="0078d8e6"/>
    </style:style>
    <style:style style:name="P95" style:family="paragraph" style:parent-style-name="_5f_Paragraphe_20_livret_20_réponse_20_élève" style:list-style-name="liste_5f_abc">
      <style:paragraph-properties fo:margin-top="0.3cm" fo:margin-bottom="0cm" loext:contextual-spacing="false" fo:line-height="100%" fo:text-align="start" style:justify-single-word="false">
        <style:tab-stops>
          <style:tab-stop style:position="0.55cm"/>
          <style:tab-stop style:position="4.5cm" style:type="right" style:leader-style="dotted" style:leader-text="."/>
        </style:tab-stops>
      </style:paragraph-properties>
      <style:text-properties officeooo:paragraph-rsid="0078d8e6"/>
    </style:style>
    <style:style style:name="P96" style:family="paragraph" style:parent-style-name="_5f_Paragraphe_20_livret_20_réponse_20_élève" style:list-style-name="liste_5f_abc">
      <style:paragraph-properties fo:margin-top="0.3cm" fo:margin-bottom="0cm" loext:contextual-spacing="false" fo:line-height="100%" fo:text-align="start" style:justify-single-word="false">
        <style:tab-stops>
          <style:tab-stop style:position="0.55cm"/>
          <style:tab-stop style:position="4.5cm" style:type="right" style:leader-style="dotted" style:leader-text="."/>
        </style:tab-stops>
      </style:paragraph-properties>
      <style:text-properties officeooo:paragraph-rsid="007990f7"/>
    </style:style>
    <style:style style:name="P97" style:family="paragraph" style:parent-style-name="_5f_Paragraphe_20_livret_20_réponse_20_élève" style:list-style-name="liste_5f_abc">
      <style:paragraph-properties fo:margin-top="0.3cm" fo:margin-bottom="0cm" loext:contextual-spacing="false" fo:line-height="100%" fo:text-align="start" style:justify-single-word="false">
        <style:tab-stops>
          <style:tab-stop style:position="0.55cm"/>
          <style:tab-stop style:position="4.5cm" style:type="right" style:leader-style="dotted" style:leader-text="."/>
        </style:tab-stops>
      </style:paragraph-properties>
      <style:text-properties officeooo:paragraph-rsid="007afe5c"/>
    </style:style>
    <style:style style:name="P98" style:family="paragraph" style:parent-style-name="_5f_Paragraphe_20_livret_20_réponse_20_élève" style:list-style-name="liste_5f_abc">
      <style:paragraph-properties fo:margin-top="0.199cm" fo:margin-bottom="0cm" loext:contextual-spacing="false" fo:line-height="100%" fo:text-align="start" style:justify-single-word="false">
        <style:tab-stops>
          <style:tab-stop style:position="0.55cm"/>
          <style:tab-stop style:position="4.5cm" style:type="right" style:leader-style="dotted" style:leader-text="."/>
        </style:tab-stops>
      </style:paragraph-properties>
      <style:text-properties officeooo:paragraph-rsid="0078d8e6"/>
    </style:style>
    <style:style style:name="P99" style:family="paragraph" style:parent-style-name="_5f_Paragraphe_20_livret_20_réponse_20_élève" style:list-style-name="liste_5f_abc">
      <style:paragraph-properties fo:margin-top="0.199cm" fo:margin-bottom="0cm" loext:contextual-spacing="false" fo:line-height="100%" fo:text-align="start" style:justify-single-word="false">
        <style:tab-stops>
          <style:tab-stop style:position="0.55cm"/>
          <style:tab-stop style:position="4.5cm" style:type="right" style:leader-style="dotted" style:leader-text="."/>
        </style:tab-stops>
      </style:paragraph-properties>
      <style:text-properties officeooo:paragraph-rsid="007afe5c"/>
    </style:style>
    <style:style style:name="P100" style:family="paragraph" style:parent-style-name="_5f_Pied_20_de_20_page" style:list-style-name="">
      <style:paragraph-properties fo:text-align="end" style:justify-single-word="false"/>
    </style:style>
    <style:style style:name="P101" style:family="paragraph" style:parent-style-name="_5f_Pied_20_de_20_page">
      <style:paragraph-properties fo:text-align="end" style:justify-single-word="false"/>
    </style:style>
    <style:style style:name="P102" style:family="paragraph" style:parent-style-name="_5f_Pied_20_de_20_page" style:list-style-name=""/>
    <style:style style:name="P10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96" fo:break-before="auto" fo:break-after="auto" style:shadow="none"/>
      <style:text-properties style:font-name="Bitstream Vera Sans" fo:font-size="10pt" fo:font-style="normal" fo:font-weight="bold" officeooo:rsid="00290c92" officeooo:paragraph-rsid="002ca844" style:font-size-asian="10pt" style:font-style-asian="normal" style:font-weight-asian="bold" style:font-size-complex="10pt" style:font-style-complex="normal" style:font-weight-complex="bold"/>
    </style:style>
    <style:style style:name="P105" style:family="paragraph">
      <style:paragraph-properties fo:margin-top="0cm" fo:margin-bottom="0.199cm" fo:text-align="center"/>
    </style:style>
    <style:style style:name="P106" style:family="paragraph">
      <loext:graphic-properties draw:fill-color="#d3802b"/>
      <style:paragraph-properties fo:margin-top="0cm" fo:margin-bottom="0.199cm" fo:text-align="center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107" style:family="paragraph">
      <style:paragraph-properties fo:text-align="center"/>
    </style:style>
    <style:style style:name="P10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110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4ebf93" style:font-size-asian="12pt" style:font-style-asian="italic" style:font-size-complex="12pt" style:font-style-complex="italic"/>
    </style:style>
    <style:style style:name="T6" style:family="text">
      <style:text-properties officeooo:rsid="002414b2"/>
    </style:style>
    <style:style style:name="T7" style:family="text">
      <style:text-properties officeooo:rsid="002ab73b"/>
    </style:style>
    <style:style style:name="T8" style:family="text">
      <style:text-properties style:font-name="Bitstream Vera Sans"/>
    </style:style>
    <style:style style:name="T9" style:family="text">
      <style:text-properties style:font-name="Bitstream Vera Sans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Bitstream Vera Sans" fo:font-size="10pt" style:font-size-asian="10pt" style:font-size-complex="10pt" style:font-style-complex="normal"/>
    </style:style>
    <style:style style:name="T11" style:family="text">
      <style:text-properties style:font-name="Bitstream Vera Sans" fo:font-style="normal" style:font-style-asian="normal" style:font-style-complex="normal"/>
    </style:style>
    <style:style style:name="T12" style:family="text">
      <style:text-properties style:font-name="Bitstream Vera Sans" fo:font-style="normal" officeooo:rsid="003b1395" style:font-style-asian="normal" style:font-style-complex="normal"/>
    </style:style>
    <style:style style:name="T13" style:family="text">
      <style:text-properties style:font-name="Bitstream Vera Sans" fo:font-style="normal" style:font-name-asian="OpenSymbol1" style:font-style-asian="normal" style:font-name-complex="OpenSymbol1" style:font-style-complex="normal"/>
    </style:style>
    <style:style style:name="T14" style:family="text">
      <style:text-properties style:font-name="Bitstream Vera Sans" fo:font-style="normal" officeooo:rsid="004fbefa" style:font-name-asian="OpenSymbol1" style:font-style-asian="normal" style:font-name-complex="OpenSymbol1" style:font-style-complex="normal"/>
    </style:style>
    <style:style style:name="T15" style:family="text">
      <style:text-properties fo:color="#000000"/>
    </style:style>
    <style:style style:name="T16" style:family="text">
      <style:text-properties fo:color="#000000" style:text-position="0% 100%" style:font-name="Bitstream Vera Sans" fo:font-size="10pt" fo:font-style="normal" style:text-underline-style="none" fo:font-weight="normal" officeooo:rsid="002414b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style:text-position="0% 100%" style:font-name="Bitstream Vera Sans" fo:font-size="10pt" fo:font-style="normal" style:text-underline-style="none" fo:font-weight="normal" officeooo:rsid="01344a1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text-position="0% 100%" style:font-name="OpenSymbol1" fo:font-size="11pt" fo:font-style="normal" style:font-name-asian="OpenSymbol1" style:font-size-asian="11pt" style:font-style-asian="normal" style:font-name-complex="OpenSymbol1" style:font-size-complex="11pt" style:font-style-complex="normal"/>
    </style:style>
    <style:style style:name="T19" style:family="text">
      <style:text-properties fo:color="#000000" style:text-position="0% 100%" style:font-name="OpenSymbol1" fo:font-size="11pt" fo:font-style="normal" officeooo:rsid="00404c1d" style:font-name-asian="OpenSymbol1" style:font-size-asian="11pt" style:font-style-asian="normal" style:font-name-complex="OpenSymbol1" style:font-size-complex="11pt" style:font-style-complex="normal"/>
    </style:style>
    <style:style style:name="T20" style:family="text">
      <style:text-properties fo:color="#000000" style:text-position="0% 100%" style:font-name="OpenSymbol1" fo:font-size="10pt" fo:font-style="normal" style:text-underline-style="none" fo:font-weight="normal" officeooo:rsid="002414b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style:text-position="0% 100%" fo:font-style="normal" style:font-name-asian="OpenSymbol1" style:font-size-asian="11pt" style:font-style-asian="normal" style:font-name-complex="OpenSymbol1" style:font-size-complex="11pt" style:font-style-complex="normal"/>
    </style:style>
    <style:style style:name="T22" style:family="text">
      <style:text-properties fo:color="#000000" style:text-position="0% 100%" fo:font-style="normal" officeooo:rsid="00404c1d" style:font-name-asian="OpenSymbol1" style:font-size-asian="11pt" style:font-style-asian="normal" style:font-name-complex="OpenSymbol1" style:font-size-complex="11pt" style:font-style-complex="normal"/>
    </style:style>
    <style:style style:name="T23" style:family="text">
      <style:text-properties fo:color="#000000" style:text-position="0% 100%" fo:font-style="normal" officeooo:rsid="0078d8e6" style:font-name-asian="OpenSymbol1" style:font-size-asian="11pt" style:font-style-asian="normal" style:font-name-complex="OpenSymbol1" style:font-size-complex="11pt" style:font-style-complex="normal"/>
    </style:style>
    <style:style style:name="T24" style:family="text">
      <style:text-properties fo:color="#000000" style:text-position="0% 100%" fo:font-style="normal" style:font-name-asian="OpenSymbol1" style:font-style-asian="normal" style:font-name-complex="OpenSymbol1" style:font-style-complex="normal"/>
    </style:style>
    <style:style style:name="T25" style:family="text">
      <style:text-properties fo:color="#000000" style:text-position="0% 100%" officeooo:rsid="00404c1d" style:font-name-asian="OpenSymbol1" style:font-style-asian="normal" style:font-name-complex="OpenSymbol1" style:font-style-complex="normal"/>
    </style:style>
    <style:style style:name="T26" style:family="text">
      <style:text-properties fo:color="#000000" style:text-position="0% 100%" officeooo:rsid="005da7be" style:font-style-asian="normal" style:font-style-complex="normal"/>
    </style:style>
    <style:style style:name="T27" style:family="text">
      <style:text-properties fo:color="#000000" style:text-position="0% 100%" officeooo:rsid="0064ebb7" style:font-style-asian="normal" style:font-style-complex="normal"/>
    </style:style>
    <style:style style:name="T28" style:family="text">
      <style:text-properties fo:color="#000000" style:text-position="0% 100%" officeooo:rsid="005b0353" style:font-style-asian="normal" style:font-style-complex="normal"/>
    </style:style>
    <style:style style:name="T29" style:family="text">
      <style:text-properties fo:color="#000000" style:text-position="0% 100%" officeooo:rsid="006ab89f" style:font-style-asian="normal" style:font-style-complex="normal"/>
    </style:style>
    <style:style style:name="T30" style:family="text">
      <style:text-properties fo:color="#000000" style:text-position="0% 100%" officeooo:rsid="006ab89f"/>
    </style:style>
    <style:style style:name="T31" style:family="text">
      <style:text-properties fo:color="#000000" style:font-name="Bitstream Vera Sans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style:font-name="Bitstream Vera Sans" fo:font-size="10pt" fo:font-style="normal" style:text-underline-style="none" fo:font-weight="normal" officeooo:rsid="002414b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style:font-name="Bitstream Vera Sans" fo:font-size="10pt" fo:font-style="normal" style:text-underline-style="none" fo:font-weight="normal" officeooo:rsid="0036260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style:font-name="Bitstream Vera Sans" fo:font-size="10pt" fo:font-style="normal" style:text-underline-style="none" fo:font-weight="normal" officeooo:rsid="00383a6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style:font-name="Bitstream Vera Sans" fo:font-size="10pt" fo:font-style="normal" style:text-underline-style="none" fo:font-weight="normal" officeooo:rsid="002414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6" style:family="text">
      <style:text-properties fo:color="#000000" style:font-name="Bitstream Vera Sans" fo:font-size="10pt" fo:font-style="normal" officeooo:rsid="003b1395" style:font-style-asian="normal" style:font-style-complex="normal"/>
    </style:style>
    <style:style style:name="T37" style:family="text">
      <style:text-properties fo:color="#000000" style:text-position="super 58%"/>
    </style:style>
    <style:style style:name="T38" style:family="text">
      <style:text-properties fo:color="#000000" style:text-position="super 58%" style:font-name="Bitstream Vera Sans" fo:font-size="10pt" fo:font-style="normal" style:text-underline-style="none" fo:font-weight="normal" officeooo:rsid="002414b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style:text-position="super 58%" officeooo:rsid="007d19e7"/>
    </style:style>
    <style:style style:name="T40" style:family="text">
      <style:text-properties fo:color="#000000" style:text-position="super 58%" style:font-name="Bitstream Vera Sans5" fo:font-size="10pt" fo:font-weight="normal" officeooo:rsid="007d19e7" style:font-size-asian="10.5pt"/>
    </style:style>
    <style:style style:name="T41" style:family="text">
      <style:text-properties fo:color="#000000" style:text-position="super 58%" style:font-name="Bitstream Vera Sans5" fo:font-size="10pt" fo:font-weight="normal" officeooo:rsid="007d19e7" style:font-size-asian="10.5pt" style:font-style-asian="normal" style:font-style-complex="normal"/>
    </style:style>
    <style:style style:name="T42" style:family="text">
      <style:text-properties fo:color="#000000" style:font-name="OpenSymbol1" fo:font-size="10pt" fo:font-style="normal" style:text-underline-style="none" fo:font-weight="normal" officeooo:rsid="002414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3" style:family="text">
      <style:text-properties fo:color="#000000" style:font-name="OpenSymbol1" fo:font-style="normal" style:font-style-asian="normal" style:font-style-complex="normal"/>
    </style:style>
    <style:style style:name="T44" style:family="text">
      <style:text-properties fo:color="#000000" fo:font-style="normal" officeooo:rsid="00567083" style:font-style-asian="normal" style:font-style-complex="normal"/>
    </style:style>
    <style:style style:name="T45" style:family="text">
      <style:text-properties fo:color="#000000" officeooo:rsid="0064e176"/>
    </style:style>
    <style:style style:name="T46" style:family="text">
      <style:text-properties fo:color="#000000" style:font-name="OpenSymbol" fo:font-style="normal" style:font-style-asian="normal" style:font-style-complex="normal"/>
    </style:style>
    <style:style style:name="T47" style:family="text">
      <style:text-properties fo:color="#000000" fo:font-style="italic" officeooo:rsid="00567083" style:font-style-asian="italic" style:font-style-complex="italic"/>
    </style:style>
    <style:style style:name="T48" style:family="text">
      <style:text-properties style:text-position="0% 100%"/>
    </style:style>
    <style:style style:name="T49" style:family="text">
      <style:text-properties style:text-position="0% 100%" style:font-name="Bitstream Vera Sans" fo:font-style="normal" style:font-name-asian="OpenSymbol1" style:font-style-asian="normal" style:font-name-complex="OpenSymbol1" style:font-style-complex="normal"/>
    </style:style>
    <style:style style:name="T50" style:family="text">
      <style:text-properties style:text-position="0% 100%" style:font-name="Bitstream Vera Sans" fo:font-style="normal" officeooo:rsid="00404c1d" style:font-name-asian="OpenSymbol1" style:font-style-asian="normal" style:font-name-complex="OpenSymbol1" style:font-style-complex="normal"/>
    </style:style>
    <style:style style:name="T51" style:family="text">
      <style:text-properties style:text-position="0% 100%" fo:font-style="normal" style:font-name-asian="OpenSymbol1" style:font-style-asian="normal" style:font-name-complex="OpenSymbol1" style:font-style-complex="normal"/>
    </style:style>
    <style:style style:name="T52" style:family="text">
      <style:text-properties style:text-position="0% 100%" fo:font-style="normal" officeooo:rsid="00404c1d" style:font-name-asian="OpenSymbol1" style:font-style-asian="normal" style:font-name-complex="OpenSymbol1" style:font-style-complex="normal"/>
    </style:style>
    <style:style style:name="T53" style:family="text">
      <style:text-properties style:text-position="0% 100%" style:font-name-asian="OpenSymbol1" style:font-style-asian="normal" style:font-name-complex="OpenSymbol1" style:font-style-complex="normal"/>
    </style:style>
    <style:style style:name="T54" style:family="text">
      <style:text-properties style:text-position="0% 100%" officeooo:rsid="00404c1d" style:font-name-asian="OpenSymbol1" style:font-style-asian="normal" style:font-name-complex="OpenSymbol1" style:font-style-complex="normal"/>
    </style:style>
    <style:style style:name="T55" style:family="text">
      <style:text-properties style:text-position="0% 100%" officeooo:rsid="00421341" style:font-name-asian="OpenSymbol1" style:font-style-asian="normal" style:font-name-complex="OpenSymbol1" style:font-style-complex="normal"/>
    </style:style>
    <style:style style:name="T56" style:family="text">
      <style:text-properties style:text-position="0% 100%" officeooo:rsid="004de76b"/>
    </style:style>
    <style:style style:name="T57" style:family="text">
      <style:text-properties style:text-position="0% 100%" style:font-style-asian="normal" style:font-style-complex="normal"/>
    </style:style>
    <style:style style:name="T58" style:family="text">
      <style:text-properties style:text-position="0% 100%" officeooo:rsid="006ab89f" style:font-style-asian="normal" style:font-style-complex="normal"/>
    </style:style>
    <style:style style:name="T59" style:family="text">
      <style:text-properties style:text-position="0% 100%" officeooo:rsid="004fbefa"/>
    </style:style>
    <style:style style:name="T60" style:family="text">
      <style:text-properties style:text-position="0% 100%" officeooo:rsid="00506fd3"/>
    </style:style>
    <style:style style:name="T61" style:family="text">
      <style:text-properties style:text-position="0% 100%" officeooo:rsid="006ab89f"/>
    </style:style>
    <style:style style:name="T62" style:family="text">
      <style:text-properties style:text-position="super 58%"/>
    </style:style>
    <style:style style:name="T63" style:family="text">
      <style:text-properties style:text-position="super 58%" style:font-name="Bitstream Vera Sans" fo:font-style="normal" style:font-style-asian="normal" style:font-style-complex="normal"/>
    </style:style>
    <style:style style:name="T64" style:family="text">
      <style:text-properties style:font-name="OpenSymbol1"/>
    </style:style>
    <style:style style:name="T65" style:family="text">
      <style:text-properties style:font-name="OpenSymbol1" fo:font-style="normal" style:font-style-asian="normal" style:font-style-complex="normal"/>
    </style:style>
    <style:style style:name="T66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67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68" style:family="text">
      <style:text-properties style:font-style-asian="normal" style:font-style-complex="normal"/>
    </style:style>
    <style:style style:name="T6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0" style:family="text">
      <style:text-properties style:font-name="Times New Roman" fo:font-size="12pt" style:font-size-asian="12pt" style:font-size-complex="12pt"/>
    </style:style>
    <style:style style:name="T71" style:family="text">
      <style:text-properties style:font-name="Times New Roman" fo:font-size="12pt" fo:font-style="normal" style:font-name-asian="OpenSymbol1" style:font-size-asian="12pt" style:font-style-asian="normal" style:font-name-complex="OpenSymbol1" style:font-size-complex="12pt" style:font-style-complex="normal"/>
    </style:style>
    <style:style style:name="T72" style:family="text">
      <style:text-properties style:font-size-asian="10pt" style:font-style-asian="normal" style:font-size-complex="10pt" style:font-style-complex="normal"/>
    </style:style>
    <style:style style:name="T73" style:family="text">
      <style:text-properties fo:font-style="normal"/>
    </style:style>
    <style:style style:name="T74" style:family="text">
      <style:text-properties fo:font-style="normal" officeooo:rsid="004ebf93"/>
    </style:style>
    <style:style style:name="T75" style:family="text">
      <style:text-properties fo:font-style="normal" officeooo:rsid="00567083" style:font-style-asian="normal" style:font-style-complex="normal"/>
    </style:style>
    <style:style style:name="T76" style:family="text">
      <style:text-properties fo:font-style="normal" officeooo:rsid="0056fb71"/>
    </style:style>
    <style:style style:name="T77" style:family="text">
      <style:text-properties style:font-name="OpenSymbol" fo:font-style="normal" style:font-name-asian="OpenSymbol1" style:font-style-asian="normal" style:font-name-complex="OpenSymbol1" style:font-style-complex="normal"/>
    </style:style>
    <style:style style:name="T78" style:family="text">
      <style:text-properties style:font-name="OpenSymbol" fo:font-style="normal" style:font-style-asian="normal" style:font-style-complex="normal"/>
    </style:style>
    <style:style style:name="T79" style:family="text">
      <style:text-properties style:font-name-asian="OpenSymbol1" style:font-style-asian="normal" style:font-name-complex="OpenSymbol1" style:font-style-complex="normal"/>
    </style:style>
    <style:style style:name="T80" style:family="text">
      <style:text-properties fo:text-transform="uppercase" fo:color="#000000" style:text-position="0% 100%" style:font-name="OpenSymbol1" fo:font-size="10pt" fo:letter-spacing="-0.004cm" style:text-underline-style="none" fo:font-weight="normal" officeooo:rsid="002414b2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81" style:family="text">
      <style:text-properties fo:text-transform="uppercase" fo:color="#000000" style:text-position="0% 100%" style:font-name="Bitstream Vera Sans" fo:font-size="10pt" fo:letter-spacing="-0.004cm" style:text-underline-style="none" fo:font-weight="normal" officeooo:rsid="002414b2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82" style:family="text">
      <style:text-properties fo:font-variant="normal" fo:text-transform="none" fo:color="#000000" style:text-position="0% 100%" style:font-name="Bitstream Vera Sans" fo:font-size="10pt" fo:letter-spacing="-0.004cm" style:text-underline-style="none" fo:font-weight="normal" officeooo:rsid="002414b2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83" style:family="text">
      <style:text-properties fo:font-variant="normal" fo:text-transform="none" fo:color="#000000" style:text-position="0% 100%" style:font-name="Bitstream Vera Sans" fo:font-size="10pt" fo:letter-spacing="-0.004cm" style:text-underline-style="none" fo:font-weight="normal" officeooo:rsid="00383a62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84" style:family="text">
      <style:text-properties style:font-size-complex="10pt"/>
    </style:style>
    <style:style style:name="T85" style:family="text">
      <style:text-properties officeooo:rsid="00469dcf"/>
    </style:style>
    <style:style style:name="T86" style:family="text">
      <style:text-properties officeooo:rsid="004de76b"/>
    </style:style>
    <style:style style:name="T87" style:family="text">
      <style:text-properties officeooo:rsid="00506fd3"/>
    </style:style>
    <style:style style:name="T88" style:family="text">
      <style:text-properties officeooo:rsid="00596eb7"/>
    </style:style>
    <style:style style:name="T89" style:family="text">
      <style:text-properties officeooo:rsid="0060973f"/>
    </style:style>
    <style:style style:name="T90" style:family="text">
      <style:text-properties officeooo:rsid="006ab89f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4de76b" style:font-weight-asian="normal" style:font-weight-complex="normal"/>
    </style:style>
    <style:style style:name="T93" style:family="text">
      <style:text-properties fo:letter-spacing="-0.007cm"/>
    </style:style>
    <style:style style:name="T94" style:family="text">
      <style:text-properties fo:font-size="11pt" style:font-size-asian="11pt" style:font-size-complex="11pt"/>
    </style:style>
    <style:style style:name="T95" style:family="text">
      <style:text-properties style:text-underline-style="none"/>
    </style:style>
    <style:style style:name="T96" style:family="text">
      <style:text-properties fo:color="#d3802b" style:font-name="Bitstream Vera Sans5" fo:font-size="10pt" fo:font-weight="bold" officeooo:rsid="006ab89f" style:font-size-asian="10.5pt" style:font-weight-asian="bold" style:font-weight-complex="normal" loext:shadow="none"/>
    </style:style>
    <style:style style:name="T97" style:family="text">
      <style:text-properties fo:color="#d3802b" style:font-name="Bitstream Vera Sans5" fo:font-size="10pt" fo:font-weight="bold" officeooo:rsid="007c544e" style:font-size-asian="10.5pt" style:font-weight-asian="bold" style:font-weight-complex="normal" loext:shadow="none"/>
    </style:style>
    <style:style style:name="T98" style:family="text">
      <style:text-properties officeooo:rsid="007d19e7"/>
    </style:style>
    <style:style style:name="T99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100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4" text:outline-level="1"><draw:g text:anchor-type="paragraph" draw:z-index="42" draw:style-name="gr1"><draw:custom-shape draw:style-name="gr2" draw:text-style-name="P106" svg:width="3.964cm" svg:height="0.641cm" draw:transform="skewX (0.00279252680319092) rotate (0.0872664625997165) translate (-0.370416666666667cm -0.0934861111111111cm)"><text:p text:style-name="P105"><text:span text:style-name="T9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43"><draw:text-box fo:min-height="3.93cm"><text:section text:style-name="Sect1" text:name="Section5"><text:p text:style-name="P29"/><text:list xml:id="list3700365876" text:style-name="liste_5f_abc"><text:list-item><text:p text:style-name="P70"><text:span text:style-name="knumerotitreA"><text:span text:style-name="T31">É</text:span></text:span><text:span text:style-name="knumerotitreA"><text:span text:style-name="T32">cris l</text:span></text:span><text:span text:style-name="knumerotitreA"><text:span text:style-name="T33">a</text:span></text:span><text:span text:style-name="knumerotitreA"><text:span text:style-name="T32"> liste des 15 premiers carrés parfaits.</text:span></text:span></text:p></text:list-item><text:list-item><text:p text:style-name="P70"><text:span text:style-name="knumerotitreA"><text:span text:style-name="T32">Quelle est la racine carré</text:span></text:span><text:span text:style-name="knumerotitreA"><text:span text:style-name="T34">e</text:span></text:span><text:span text:style-name="knumerotitreA"><text:span text:style-name="T32"> de 64 ?</text:span></text:span></text:p></text:list-item><text:list-item><text:p text:style-name="P70"><text:span text:style-name="knumerotitreA"><text:span text:style-name="T32">Quelle est la racine carré</text:span></text:span><text:span text:style-name="knumerotitreA"><text:span text:style-name="T34">e</text:span></text:span><text:span text:style-name="knumerotitreA"><text:span text:style-name="T32"> de </text:span></text:span><text:span text:style-name="knumerotitreA"><text:span text:style-name="T42">─</text:span></text:span><text:span text:style-name="knumerotitreA"><text:span text:style-name="T35">4</text:span></text:span><text:span text:style-name="knumerotitreA"><text:span text:style-name="T32"> ?</text:span></text:span></text:p></text:list-item></text:list><text:p text:style-name="P34"><text:span text:style-name="Bold_5f_niv2"><text:span text:style-name="T84">Correction</text:span></text:span></text:p><text:section text:style-name="Sect2" text:name="Section1"><text:list xml:id="list150754582058697" text:continue-list="list3700365876" text:style-name="liste_5f_abc"><text:list-item text:start-value="1"><text:p text:style-name="P42"><text:span text:style-name="knumerotitreA"><text:span text:style-name="T16">1</text:span></text:span><text:span text:style-name="knumerotitreA"><text:span text:style-name="T17">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1<text:line-break/></text:span></text:span><text:span text:style-name="knumerotitreA"><text:span text:style-name="T17">2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4<text:line-break/></text:span></text:span><text:span text:style-name="knumerotitreA"><text:span text:style-name="T17">3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9<text:line-break/></text:span></text:span><text:span text:style-name="knumerotitreA"><text:span text:style-name="T17">4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16<text:line-break/></text:span></text:span><text:span text:style-name="knumerotitreA"><text:span text:style-name="T17">5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25<text:line-break/></text:span></text:span><text:span text:style-name="knumerotitreA"><text:span text:style-name="T17">6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36<text:line-break/></text:span></text:span><text:span text:style-name="knumerotitreA"><text:span text:style-name="T17">7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49<text:line-break/></text:span></text:span><text:span text:style-name="knumerotitreA"><text:span text:style-name="T17">8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64<text:line-break/></text:span></text:span><text:span text:style-name="knumerotitreA"><text:span text:style-name="T17">9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81<text:line-break/></text:span></text:span><text:span text:style-name="knumerotitreA"><text:span text:style-name="T17">10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100<text:line-break/></text:span></text:span><text:span text:style-name="knumerotitreA"><text:span text:style-name="T17">11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121<text:line-break/></text:span></text:span><text:span text:style-name="knumerotitreA"><text:span text:style-name="T17">12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144</text:span></text:span></text:p></text:list-item></text:list><text:list xml:id="list672771256" text:style-name="_5f_Numérotation_20_des_20_exercices_20_livrets"><text:list-item><text:list><text:list-header><text:p text:style-name="P43"><text:span text:style-name="knumerotitreA"><text:span text:style-name="T17">13² </text:span></text:span><text:span text:style-name="knumerotitreA"><text:span text:style-name="T20"></text:span></text:span><text:span text:style-name="knumerotitreA"><text:span text:style-name="T16"> 169<text:line-break/></text:span></text:span><text:span text:style-name="knumerotitreA"><text:span text:style-name="T17">14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196<text:line-break/></text:span></text:span><text:span text:style-name="knumerotitreA"><text:span text:style-name="T17">15² </text:span></text:span><text:span text:style-name="knumerotitreA"><text:span text:style-name="T20"></text:span></text:span><text:span text:style-name="knumerotitreA"><text:span text:style-name="T17"> </text:span></text:span><text:span text:style-name="knumerotitreA"><text:span text:style-name="T16">225</text:span></text:span></text:p></text:list-header></text:list></text:list-item></text:list></text:section><text:list xml:id="list150754185680132" text:continue-list="list150754582058697" text:style-name="liste_5f_abc"><text:list-item><text:p text:style-name="P64"><text:span text:style-name="knumerotitreA"><text:span text:style-name="T16">64 </text:span></text:span><text:span text:style-name="knumerotitreA"><text:span text:style-name="T20"></text:span></text:span><text:span text:style-name="knumerotitreA"><text:span text:style-name="T16"> 8</text:span></text:span><text:span text:style-name="knumerotitreA"><text:span text:style-name="T38">2</text:span></text:span><text:span text:style-name="knumerotitreA"><text:span text:style-name="T16"> donc </text:span></text:span><text:span text:style-name="knumerotitreA"><text:span text:style-name="T16"><draw:frame draw:style-name="fr4" draw:name="Objet1" text:anchor-type="as-char" svg:width="0.661cm" svg:height="0.441cm" draw:z-index="4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16"> </text:span></text:span><text:span text:style-name="knumerotitreA"><text:span text:style-name="T20"></text:span></text:span><text:span text:style-name="knumerotitreA"><text:span text:style-name="T16"> 8.</text:span></text:span></text:p></text:list-item><text:list-item><text:p text:style-name="P71"><text:span text:style-name="knumerotitreA"><text:span text:style-name="T80">─</text:span></text:span><text:span text:style-name="knumerotitreA"><text:span text:style-name="T81">4 </text:span></text:span><text:span text:style-name="knumerotitreA"><text:span text:style-name="T82">est négatif, sa racine carré</text:span></text:span><text:span text:style-name="knumerotitreA"><text:span text:style-name="T83">e</text:span></text:span><text:span text:style-name="knumerotitreA"><text:span text:style-name="T82"> n’existe pas parmi les nombres réels. </text:span></text:span></text:p></text:list-item></text:list></text:section></draw:text-box></draw:frame></text:h>
      <text:list xml:id="list3693202418" text:style-name="Num_5f_Exo">
        <text:list-item>
          <text:h text:style-name="P45" text:outline-level="1"> Complète le tableau. </text:h>
        </text:list-item>
      </text:list>
      <table:table table:name="Tableau1" table:style-name="Tableau1">
        <table:table-column table:style-name="Tableau1.A"/>
        <table:table-column table:style-name="Tableau1.B" table:number-columns-repeated="6"/>
        <table:table-row>
          <table:table-cell table:style-name="Tableau1.A1" office:value-type="string">
            <text:p text:style-name="P27">Nombre</text:p>
          </table:table-cell>
          <table:table-cell table:style-name="Tableau1.B1" office:value-type="string">
            <text:p text:style-name="P28">1</text:p>
          </table:table-cell>
          <table:table-cell table:style-name="Tableau1.C1" office:value-type="string">
            <text:p text:style-name="P28">6</text:p>
          </table:table-cell>
          <table:table-cell table:style-name="Tableau1.D1" office:value-type="string">
            <text:p text:style-name="P28">0,3</text:p>
          </table:table-cell>
          <table:table-cell table:style-name="Tableau1.E1" office:value-type="string">
            <text:p text:style-name="P30"><text:span text:style-name="T66">─</text:span><text:span text:style-name="T13">2</text:span></text:p>
          </table:table-cell>
          <table:table-cell table:style-name="Tableau1.F1" office:value-type="string">
            <text:p text:style-name="P28"><draw:frame draw:style-name="fr4" draw:name="Objet7" text:anchor-type="as-char" svg:width="0.462cm" svg:height="0.781cm" draw:z-index="0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G1" office:value-type="string">
            <text:p text:style-name="P28"><draw:frame draw:style-name="fr4" draw:name="Objet9" text:anchor-type="as-char" svg:width="0.783cm" svg:height="0.7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P27">Carré</text:p>
          </table:table-cell>
          <table:table-cell table:style-name="Tableau1.B2" office:value-type="string">
            <text:p text:style-name="P40"/>
          </table:table-cell>
          <table:table-cell table:style-name="Tableau1.C2" office:value-type="string">
            <text:p text:style-name="P40"/>
          </table:table-cell>
          <table:table-cell table:style-name="Tableau1.D2" office:value-type="string">
            <text:p text:style-name="P40"/>
          </table:table-cell>
          <table:table-cell table:style-name="Tableau1.E2" office:value-type="string">
            <text:p text:style-name="P40"/>
          </table:table-cell>
          <table:table-cell table:style-name="Tableau1.F2" office:value-type="string">
            <text:p text:style-name="P41"/>
          </table:table-cell>
          <table:table-cell table:style-name="Tableau1.G2" office:value-type="string">
            <text:p text:style-name="P40"/>
          </table:table-cell>
        </table:table-row>
      </table:table>
      <text:list xml:id="list150754916203910" text:continue-numbering="true" text:style-name="Num_5f_Exo">
        <text:list-item>
          <text:h text:style-name="P46" text:outline-level="1"> Complète le tableau sachant que <text:span text:style-name="T69">x</text:span> est positif.</text:h>
        </text:list-item>
      </text:list>
      <table:table table:name="Tableau3" table:style-name="Tableau3">
        <table:table-column table:style-name="Tableau3.A"/>
        <table:table-column table:style-name="Tableau3.B" table:number-columns-repeated="3"/>
        <table:table-row>
          <table:table-cell table:style-name="Tableau3.A1" office:value-type="string">
            <text:p text:style-name="P26">x</text:p>
          </table:table-cell>
          <table:table-cell table:style-name="Tableau3.B1" office:value-type="string">
            <text:p text:style-name="P28">9</text:p>
          </table:table-cell>
          <table:table-cell table:style-name="Tableau3.C1" office:value-type="string">
            <text:p text:style-name="P28"/>
          </table:table-cell>
          <table:table-cell table:style-name="Tableau3.D1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5"><text:span text:style-name="T94">x</text:span><text:span text:style-name="T63">2</text:span></text:p>
          </table:table-cell>
          <table:table-cell table:style-name="Tableau3.B2" office:value-type="string">
            <text:p text:style-name="P28"/>
          </table:table-cell>
          <table:table-cell table:style-name="Tableau3.C2" office:value-type="string">
            <text:p text:style-name="P28">16</text:p>
          </table:table-cell>
          <table:table-cell table:style-name="Tableau3.D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5"><draw:frame draw:style-name="fr4" draw:name="Objet12" text:anchor-type="as-char" svg:width="0.697cm" svg:height="0.466cm" draw:z-index="45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3.B3" office:value-type="string">
            <text:p text:style-name="P28"/>
          </table:table-cell>
          <table:table-cell table:style-name="Tableau3.C3" office:value-type="string">
            <text:p text:style-name="P28"/>
          </table:table-cell>
          <table:table-cell table:style-name="Tableau3.D3" office:value-type="string">
            <text:p text:style-name="P28">5</text:p>
          </table:table-cell>
        </table:table-row>
      </table:table>
      <text:list xml:id="list150754871443527" text:continue-numbering="true" text:style-name="Num_5f_Exo">
        <text:list-item>
          <text:h text:style-name="P47" text:outline-level="1"><text:span text:style-name="Bold_5f_niv2"><text:span text:style-name="T91"> </text:span></text:span><text:span text:style-name="Bold_5f_niv2">Différentes écritures</text:span></text:h>
        </text:list-item>
      </text:list>
      <text:list xml:id="list150754477119533" text:continue-list="list150754185680132" text:style-name="liste_5f_abc">
        <text:list-item>
          <text:p text:style-name="P65">Entoure les nombres qui sont égaux à <draw:frame draw:style-name="fr4" draw:name="Objet4" text:anchor-type="as-char" svg:width="0.808cm" svg:height="0.441cm" draw:z-index="4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/text:list-item>
      </text:list>
      <text:section text:style-name="Sect3" text:name="Section13">
        <text:p text:style-name="P35">5</text:p>
        <text:p text:style-name="P35"><text:span text:style-name="T66">─</text:span>5 </text:p>
        <text:p text:style-name="P35">5<text:span text:style-name="T62">2</text:span> <text:s/><draw:frame draw:style-name="fr5" draw:name="Objet5" text:anchor-type="as-char" svg:y="-0.4cm" svg:width="1.312cm" svg:height="0.497cm" draw:z-index="47"><draw:object xlink:href="./Object 8" xlink:type="simple" xlink:show="embed" xlink:actuate="onLoad"/><draw:image xlink:href="./ObjectReplacements/Object 8" xlink:type="simple" xlink:show="embed" xlink:actuate="onLoad"/><svg:desc>formule</svg:desc></draw:frame><text:s text:c="2"/></text:p>
        <text:p text:style-name="P35"><draw:frame draw:style-name="fr5" draw:name="Objet2" text:anchor-type="as-char" svg:y="-0.4cm" svg:width="0.827cm" svg:height="0.492cm" draw:z-index="48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text:p text:style-name="P35">25</text:p>
      </text:section>
      <text:list xml:id="list150753332135368" text:continue-numbering="true" text:style-name="liste_5f_abc">
        <text:list-item>
          <text:p text:style-name="P74">Entoure les nombres qui sont égaux à<text:span text:style-name="T13"> </text:span>9.</text:p>
        </text:list-item>
      </text:list>
      <text:section text:style-name="Sect3" text:name="Section14">
        <text:p text:style-name="P33"><draw:frame draw:style-name="fr5" draw:name="Objet16" text:anchor-type="as-char" svg:y="-0.4cm" svg:width="0.785cm" svg:height="0.492cm" draw:z-index="4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text:p text:style-name="P33">3<text:span text:style-name="T62">2</text:span></text:p>
        <text:p text:style-name="P33">(<text:span text:style-name="T66">─</text:span>3)<text:span text:style-name="T62">2</text:span></text:p>
        <text:p text:style-name="P33"><draw:frame draw:style-name="fr4" draw:name="Objet3" text:anchor-type="as-char" svg:width="0.875cm" svg:height="0.441cm" draw:z-index="5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text:p text:style-name="P33"><draw:frame draw:style-name="fr4" draw:name="Objet6" text:anchor-type="as-char" svg:width="0.649cm" svg:height="0.441cm" draw:z-index="5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text:p text:style-name="P33"><draw:frame draw:style-name="fr4" draw:name="Objet10" text:anchor-type="as-char" svg:width="1.266cm" svg:height="0.496cm" draw:z-index="5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/text:section>
      <text:list xml:id="list150754107495974" text:continue-list="list150754871443527" text:style-name="Num_5f_Exo">
        <text:list-item>
          <text:h text:style-name="P50" text:outline-level="1"> Complète chacune des phrases suivantes.</text:h>
        </text:list-item>
      </text:list>
      <text:list xml:id="list150754339159487" text:continue-list="list150753332135368" text:style-name="liste_5f_abc">
        <text:list-item text:start-value="1">
          <text:p text:style-name="P79"><text:tab/>Le double de 100 est <text:span text:style-name="_5f_pointillés_20_gris"><text:span text:style-name="T68"><text:tab/></text:span></text:span></text:p>
        </text:list-item>
        <text:list-item>
          <text:p text:style-name="P79"><text:tab/>La moitié de 100 est <text:span text:style-name="_5f_pointillés_20_gris"><text:span text:style-name="T68"><text:tab/></text:span></text:span></text:p>
        </text:list-item>
        <text:list-item>
          <text:p text:style-name="P79"><text:tab/>Le carré de 100 est <text:span text:style-name="_5f_pointillés_20_gris"><text:span text:style-name="T68"><text:tab/></text:span></text:span></text:p>
        </text:list-item>
        <text:list-item>
          <text:p text:style-name="P79"><text:tab/>La racine carré de 100 est <text:span text:style-name="_5f_pointillés_20_gris"><text:span text:style-name="T68"><text:tab/></text:span></text:span></text:p>
        </text:list-item>
        <text:list-item>
          <text:p text:style-name="P79"><text:tab/>L’opposé de 100 est <text:span text:style-name="_5f_pointillés_20_gris"><text:span text:style-name="T68"><text:tab/></text:span></text:span></text:p>
        </text:list-item>
        <text:list-item>
          <text:p text:style-name="P79"><text:tab/>L’inverse de 100 est <text:span text:style-name="_5f_pointillés_20_gris"><text:span text:style-name="T68"><text:tab/></text:span></text:span></text:p>
        </text:list-item>
      </text:list>
      <text:list xml:id="list150753490382628" text:continue-list="list150754107495974" text:style-name="Num_5f_Exo">
        <text:list-item>
          <text:h text:style-name="P51" text:outline-level="1"> Complète le tableau sachant que <text:span text:style-name="T69">a</text:span> est positif.</text:h>
        </text:list-item>
      </text:list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column table:style-name="Tableau2.A"/>
        <table:table-column table:style-name="Tableau2.E"/>
        <table:table-column table:style-name="Tableau2.H"/>
        <table:table-row>
          <table:table-cell table:style-name="Tableau2.A1" office:value-type="string">
            <text:p text:style-name="P26">a</text:p>
          </table:table-cell>
          <table:table-cell table:style-name="Tableau2.B1" office:value-type="string">
            <text:p text:style-name="P28">49</text:p>
          </table:table-cell>
          <table:table-cell table:style-name="Tableau2.C1" office:value-type="string">
            <text:p text:style-name="P28">0,36</text:p>
          </table:table-cell>
          <table:table-cell table:style-name="Tableau2.D1" office:value-type="string">
            <text:p text:style-name="P28"/>
          </table:table-cell>
          <table:table-cell table:style-name="Tableau2.E1" office:value-type="string">
            <text:p text:style-name="P28"/>
          </table:table-cell>
          <table:table-cell table:style-name="Tableau2.F1" office:value-type="string">
            <text:p text:style-name="P28">10<text:span text:style-name="T62">2</text:span></text:p>
          </table:table-cell>
          <table:table-cell table:style-name="Tableau2.G1" office:value-type="string">
            <text:p text:style-name="P28"/>
          </table:table-cell>
          <table:table-cell table:style-name="Tableau2.H1" office:value-type="string">
            <text:p text:style-name="P28">0,01</text:p>
          </table:table-cell>
        </table:table-row>
        <table:table-row>
          <table:table-cell table:style-name="Tableau2.A2" office:value-type="string">
            <text:p text:style-name="P24"><draw:frame draw:style-name="fr4" draw:name="Objet44" text:anchor-type="as-char" svg:width="0.66cm" svg:height="0.466cm" draw:z-index="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B2" office:value-type="string">
            <text:p text:style-name="P28"/>
          </table:table-cell>
          <table:table-cell table:style-name="Tableau2.C2" office:value-type="string">
            <text:p text:style-name="P28"/>
          </table:table-cell>
          <table:table-cell table:style-name="Tableau2.D2" office:value-type="string">
            <text:p text:style-name="P28">0,4</text:p>
          </table:table-cell>
          <table:table-cell table:style-name="Tableau2.E2" office:value-type="string">
            <text:p text:style-name="P28">8</text:p>
          </table:table-cell>
          <table:table-cell table:style-name="Tableau2.F2" office:value-type="string">
            <text:p text:style-name="P28"/>
          </table:table-cell>
          <table:table-cell table:style-name="Tableau2.G2" office:value-type="string">
            <text:p text:style-name="P28"><text:span text:style-name="T48">10</text:span><text:span text:style-name="T62">2</text:span></text:p>
          </table:table-cell>
          <table:table-cell table:style-name="Tableau2.H2" office:value-type="string">
            <text:p text:style-name="P28"/>
          </table:table-cell>
        </table:table-row>
      </table:table>
      <text:list xml:id="list150754441131599" text:continue-numbering="true" text:style-name="Num_5f_Exo">
        <text:list-item>
          <text:h text:style-name="Exo_5f_Num" text:outline-level="1"> Complète.</text:h>
        </text:list-item>
      </text:list>
      <text:section text:style-name="Sect4" text:name="Section3">
        <text:list xml:id="list150755300066033" text:continue-list="list150754339159487" text:style-name="liste_5f_abc">
          <text:list-item text:start-value="1">
            <text:p text:style-name="P81"><text:tab/><draw:frame draw:style-name="fr4" draw:name="Objet134" text:anchor-type="as-char" svg:width="0.771cm" svg:height="0.445cm" draw:z-index="53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65"></text:span><text:span text:style-name="T11"> </text:span><text:span text:style-name="_5f_pointillés_20_gris">..........</text:span></text:p>
          </text:list-item>
          <text:list-item>
            <text:p text:style-name="P82"><text:tab/><draw:frame draw:style-name="fr4" draw:name="Objet138" text:anchor-type="as-char" svg:width="0.771cm" svg:height="0.445cm" draw:z-index="54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65"></text:span><text:span text:style-name="T11"> </text:span><text:span text:style-name="_5f_pointillés_20_gris"><text:span text:style-name="T68">..........</text:span></text:span></text:p>
          </text:list-item>
          <text:list-item>
            <text:p text:style-name="P82"><text:tab/><draw:frame draw:style-name="fr4" draw:name="Objet139" text:anchor-type="as-char" svg:width="0.997cm" svg:height="0.445cm" draw:z-index="55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65"></text:span><text:span text:style-name="T11"> </text:span><text:span text:style-name="_5f_pointillés_20_gris"><text:span text:style-name="T68">..........</text:span></text:span></text:p>
          </text:list-item>
          <text:list-item>
            <text:p text:style-name="P81"><text:tab/><draw:frame draw:style-name="fr5" draw:name="Objet140" text:anchor-type="as-char" svg:y="-0.504cm" svg:width="1.392cm" svg:height="0.617cm" draw:z-index="56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65"></text:span><text:span text:style-name="T11"> </text:span><text:span text:style-name="T36">1</text:span><text:span text:style-name="T11">5</text:span></text:p>
          </text:list-item>
          <text:list-item>
            <text:p text:style-name="P83"><text:tab/><draw:frame draw:style-name="fr5" draw:name="Objet8" text:anchor-type="as-char" svg:y="-0.504cm" svg:width="1.392cm" svg:height="0.617cm" draw:z-index="57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65"></text:span><text:span text:style-name="T11"> 12</text:span></text:p>
          </text:list-item>
          <text:list-item>
            <text:p text:style-name="P83"><text:tab/><draw:frame draw:style-name="fr5" draw:name="Objet13" text:anchor-type="as-char" svg:y="-0.504cm" svg:width="1.392cm" svg:height="0.617cm" draw:z-index="58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T65"></text:span><text:span text:style-name="T11"> </text:span><text:span text:style-name="T12">16</text:span></text:p>
          </text:list-item>
        </text:list>
      </text:section>
      <text:list xml:id="list150753708934267" text:continue-list="list150754441131599" text:style-name="Num_5f_Exo">
        <text:list-item>
          <text:h text:style-name="P52" text:outline-level="1"> Calcule.</text:h>
        </text:list-item>
      </text:list>
      <text:section text:style-name="Sect4" text:name="Section2">
        <text:list xml:id="list150754452392572" text:continue-list="list150755300066033" text:style-name="liste_5f_abc">
          <text:list-item text:start-value="1">
            <text:p text:style-name="P81"><text:tab/><draw:frame draw:style-name="fr5" draw:name="Objet148" text:anchor-type="as-char" svg:y="-0.39cm" svg:width="0.683cm" svg:height="0.49cm" draw:z-index="3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T65"></text:span><text:span text:style-name="T11"> </text:span><text:span text:style-name="_5f_pointillés_20_gris"><text:span text:style-name="T68">..........</text:span></text:span></text:p>
          </text:list-item>
          <text:list-item>
            <text:p text:style-name="P82"><text:span text:style-name="T10"><text:tab/></text:span><text:span text:style-name="T10"><draw:frame draw:style-name="fr5" draw:name="Objet149" text:anchor-type="as-char" svg:y="-0.43cm" svg:width="0.949cm" svg:height="0.512cm" draw:z-index="4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67"></text:span><text:span text:style-name="T9"> </text:span><text:span text:style-name="_5f_pointillés_20_gris"><text:span text:style-name="T72">..........</text:span></text:span></text:p>
          </text:list-item>
          <text:list-item>
            <text:p text:style-name="P82"><text:span text:style-name="T10"><text:tab/></text:span><text:span text:style-name="T10"><draw:frame draw:style-name="fr5" draw:name="Objet183" text:anchor-type="as-char" svg:y="-0.39cm" svg:width="1.171cm" svg:height="0.497cm" draw:z-index="5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67"></text:span><text:span text:style-name="T9"> </text:span><text:span text:style-name="_5f_pointillés_20_gris"><text:span text:style-name="T72">..........</text:span></text:span></text:p>
          </text:list-item>
          <text:list-item>
            <text:p text:style-name="P82"><text:span text:style-name="T10"><text:tab/></text:span><text:span text:style-name="T10"><draw:frame draw:style-name="fr5" draw:name="Objet50" text:anchor-type="as-char" svg:y="-0.39cm" svg:width="0.907cm" svg:height="0.49cm" draw:z-index="6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67"></text:span><text:span text:style-name="T9"> </text:span><text:span text:style-name="_5f_pointillés_20_gris"><text:span text:style-name="T72">..........</text:span></text:span></text:p>
          </text:list-item>
          <text:list-item>
            <text:p text:style-name="P81"><text:span text:style-name="T10"><text:tab/></text:span><text:span text:style-name="T10"><draw:frame draw:style-name="fr5" draw:name="Objet184" text:anchor-type="as-char" svg:y="-0.43cm" svg:width="1.217cm" svg:height="0.513cm" draw:z-index="7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67"></text:span><text:span text:style-name="T9"> </text:span><text:span text:style-name="_5f_pointillés_20_gris"><text:span text:style-name="T72">..........</text:span></text:span></text:p>
          </text:list-item>
          <text:list-item>
            <text:p text:style-name="P82"><text:span text:style-name="T10"><text:tab/></text:span><text:span text:style-name="T10"><draw:frame draw:style-name="fr5" draw:name="Objet185" text:anchor-type="as-char" svg:y="-0.46cm" svg:width="1.261cm" svg:height="0.559cm" draw:z-index="8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67"></text:span><text:span text:style-name="T9"> </text:span><text:span text:style-name="_5f_pointillés_20_gris"><text:span text:style-name="T72">..........</text:span></text:span></text:p>
          </text:list-item>
          <text:list-item>
            <text:p text:style-name="P82"><text:span text:style-name="T10"><text:tab/></text:span><text:span text:style-name="T10"><draw:frame draw:style-name="fr5" draw:name="Objet186" text:anchor-type="as-char" svg:y="-0.4cm" svg:width="1.217cm" svg:height="0.49cm" draw:z-index="9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67"></text:span><text:span text:style-name="T9"> </text:span><text:span text:style-name="_5f_pointillés_20_gris"><text:span text:style-name="T72">..........</text:span></text:span></text:p>
          </text:list-item>
          <text:list-item>
            <text:p text:style-name="P82"><text:span text:style-name="T10"><text:tab/></text:span><text:span text:style-name="T10"><draw:frame draw:style-name="fr5" draw:name="Objet51" text:anchor-type="as-char" svg:y="-0.39cm" svg:width="0.683cm" svg:height="0.49cm" draw:z-index="10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67"></text:span><text:span text:style-name="T9"><draw:frame draw:style-name="fr5" draw:name="Objet52" text:anchor-type="as-char" svg:y="-0.39cm" svg:width="1.217cm" svg:height="0.497cm" draw:z-index="11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67"></text:span><text:span text:style-name="T9"> </text:span><text:span text:style-name="_5f_pointillés_20_gris"><text:span text:style-name="T72">.........</text:span></text:span></text:p>
          </text:list-item>
        </text:list>
      </text:section>
      <text:list xml:id="list150753741804294" text:continue-list="list150753708934267" text:style-name="Num_5f_Exo">
        <text:list-item>
          <text:h text:style-name="P52" text:outline-level="1"> Calcule.</text:h>
        </text:list-item>
      </text:list>
      <text:section text:style-name="Sect4" text:name="Section4">
        <text:list xml:id="list150753423579037" text:continue-list="list150754452392572" text:style-name="liste_5f_abc">
          <text:list-item text:start-value="1">
            <text:p text:style-name="P81"><text:tab/><draw:frame draw:style-name="fr4" draw:name="Objet11" text:anchor-type="as-char" svg:width="0.547cm" svg:height="0.445cm" draw:z-index="59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T65"></text:span><text:span text:style-name="T11"> </text:span><text:span text:style-name="_5f_pointillés_20_gris"><text:span text:style-name="T68">.........</text:span></text:span></text:p>
          </text:list-item>
          <text:list-item>
            <text:p text:style-name="P82"><text:tab/><draw:frame draw:style-name="fr4" draw:name="Objet17" text:anchor-type="as-char" svg:width="0.771cm" svg:height="0.445cm" draw:z-index="60"><draw:object xlink:href="./Object 31" xlink:type="simple" xlink:show="embed" xlink:actuate="onLoad"/><draw:image xlink:href="./ObjectReplacements/Object 31" xlink:type="simple" xlink:show="embed" xlink:actuate="onLoad"/><svg:desc>formule</svg:desc></draw:frame><text:span text:style-name="T65"></text:span><text:span text:style-name="T11"> </text:span><text:span text:style-name="_5f_pointillés_20_gris"><text:span text:style-name="T68">.........</text:span></text:span></text:p>
          </text:list-item>
          <text:list-item>
            <text:p text:style-name="P82"><text:tab/><draw:frame draw:style-name="fr5" draw:name="Objet18" text:anchor-type="as-char" svg:y="-0.43cm" svg:width="0.949cm" svg:height="0.512cm" draw:z-index="61"><draw:object xlink:href="./Object 32" xlink:type="simple" xlink:show="embed" xlink:actuate="onLoad"/><draw:image xlink:href="./ObjectReplacements/Object 32" xlink:type="simple" xlink:show="embed" xlink:actuate="onLoad"/><svg:desc>formule</svg:desc></draw:frame><text:span text:style-name="T65"></text:span><text:span text:style-name="T11"> </text:span><text:span text:style-name="_5f_pointillés_20_gris"><text:span text:style-name="T68">.........</text:span></text:span></text:p>
          </text:list-item>
          <text:list-item>
            <text:p text:style-name="P82"><text:tab/><draw:frame draw:style-name="fr5" draw:name="Objet19" text:anchor-type="as-char" svg:y="-0.39cm" svg:width="1.219cm" svg:height="0.51cm" draw:z-index="62"><draw:object xlink:href="./Object 33" xlink:type="simple" xlink:show="embed" xlink:actuate="onLoad"/><draw:image xlink:href="./ObjectReplacements/Object 33" xlink:type="simple" xlink:show="embed" xlink:actuate="onLoad"/><svg:desc>formule</svg:desc></draw:frame><text:span text:style-name="T65"></text:span><text:span text:style-name="T11"> </text:span><text:span text:style-name="_5f_pointillés_20_gris"><text:span text:style-name="T68">.........</text:span></text:span></text:p>
          </text:list-item>
          <text:list-item>
            <text:p text:style-name="P81"><text:tab/><draw:frame draw:style-name="fr7" draw:name="Objet20" text:anchor-type="as-char" svg:y="-0.379cm" svg:width="0.808cm" svg:height="0.445cm" draw:z-index="63"><draw:object xlink:href="./Object 34" xlink:type="simple" xlink:show="embed" xlink:actuate="onLoad"/><draw:image xlink:href="./ObjectReplacements/Object 34" xlink:type="simple" xlink:show="embed" xlink:actuate="onLoad"/><svg:desc>formule</svg:desc></draw:frame><text:span text:style-name="T65"></text:span><text:span text:style-name="T11"> </text:span><text:span text:style-name="_5f_pointillés_20_gris"><text:span text:style-name="T68">.........</text:span></text:span></text:p>
          </text:list-item>
          <text:list-item>
            <text:p text:style-name="P82"><text:tab/><draw:frame draw:style-name="fr5" draw:name="Objet21" text:anchor-type="as-char" svg:y="-0.37cm" svg:width="1.032cm" svg:height="0.445cm" draw:z-index="64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65"></text:span><text:span text:style-name="T11"> </text:span><text:span text:style-name="_5f_pointillés_20_gris"><text:span text:style-name="T68">.........</text:span></text:span></text:p>
          </text:list-item>
          <text:list-item>
            <text:p text:style-name="P82"><text:span text:style-name="T11"><text:tab/></text:span><text:span text:style-name="T11"><draw:frame draw:style-name="fr4" draw:name="Objet22" text:anchor-type="as-char" svg:width="1.473cm" svg:height="0.441cm" draw:z-index="65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65"></text:span><text:span text:style-name="T11"> </text:span><text:span text:style-name="_5f_pointillés_20_gris"><text:span text:style-name="T68">.........</text:span></text:span></text:p>
          </text:list-item>
          <text:list-item>
            <text:p text:style-name="P85"><text:span text:style-name="_5f_pointillés_20_gris"><text:tab/></text:span><text:span text:style-name="_5f_pointillés_20_gris"><draw:frame draw:style-name="fr6" draw:name="Objet23" text:anchor-type="as-char" svg:width="1.656cm" svg:height="0.445cm" draw:z-index="6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pointillés_20_gris"><text:span text:style-name="T43"></text:span></text:span><text:span text:style-name="_5f_pointillés_20_gris"><text:span text:style-name="T11"> </text:span></text:span><text:span text:style-name="_5f_pointillés_20_gris"><text:span text:style-name="T68">......…</text:span></text:span></text:p>
          </text:list-item>
        </text:list>
      </text:section>
      <text:list xml:id="list150755010719573" text:continue-list="list150753741804294" text:style-name="Num_5f_Exo">
        <text:list-item>
          <text:h text:style-name="P52" text:outline-level="1"> <text:span text:style-name="T93">Précise si la racine carrée de chacun des nombres suivants existe. Justifie. </text:span></text:h>
        </text:list-item>
      </text:list>
      <text:section text:style-name="Sect5" text:name="Section12">
        <text:list xml:id="list150754295883654" text:continue-list="list150753423579037" text:style-name="liste_5f_abc">
          <text:list-item text:start-value="1">
            <text:p text:style-name="P72"><text:span text:style-name="T66">─</text:span><text:span text:style-name="T13">9</text:span></text:p>
          </text:list-item>
          <text:list-item>
            <text:p text:style-name="P66">16</text:p>
          </text:list-item>
          <text:list-item>
            <text:p text:style-name="P73"><text:span text:style-name="T13">(</text:span><text:span text:style-name="T66">─</text:span>5)<text:span text:style-name="T62">2</text:span></text:p>
          </text:list-item>
          <text:list-item>
            <text:p text:style-name="P75"><text:span text:style-name="T70">π</text:span><text:span text:style-name="T13"> </text:span><text:span text:style-name="T66">─</text:span><text:span text:style-name="T13"> 3</text:span></text:p>
          </text:list-item>
          <text:list-item>
            <text:p text:style-name="P73"><text:span text:style-name="T13">2</text:span><text:span text:style-name="T71">π</text:span><text:span text:style-name="T13"> </text:span><text:span text:style-name="T66">─</text:span><text:span text:style-name="T13"> 7</text:span></text:p>
          </text:list-item>
        </text:list>
      </text:section>
      <text:list xml:id="list150754296182811" text:continue-list="list672771256" text:style-name="_5f_Numérotation_20_des_20_exercices_20_livrets">
        <text:list-header>
          <text:p text:style-name="P60"><text:span text:style-name="_5f_pointillés_20_gris"><text:span text:style-name="T68"><text:tab/></text:span></text:span></text:p>
          <text:p text:style-name="P61"><text:span text:style-name="_5f_pointillés_20_gris"><text:span text:style-name="T68"><text:tab/></text:span></text:span></text:p>
        </text:list-header>
      </text:list>
      <text:p text:style-name="P32"><text:span text:style-name="_5f_pointillés_20_gris"><text:span text:style-name="T68"><text:tab/></text:span></text:span></text:p>
      <text:list xml:id="list150754396645714" text:continue-numbering="true" text:style-name="_5f_Numérotation_20_des_20_exercices_20_livrets">
        <text:list-header>
          <text:p text:style-name="P61"><text:span text:style-name="_5f_pointillés_20_gris"><text:span text:style-name="T68"><text:tab/></text:span></text:span></text:p>
        </text:list-header>
      </text:list>
      <text:p text:style-name="P31"><text:span text:style-name="_5f_pointillés_20_gris"><text:span text:style-name="T68"><text:tab/></text:span></text:span></text:p>
      <text:list xml:id="list150753294927295" text:continue-numbering="true" text:style-name="_5f_Numérotation_20_des_20_exercices_20_livrets">
        <text:list-header>
          <text:p text:style-name="P60"><text:span text:style-name="_5f_pointillés_20_gris"><text:span text:style-name="T68"><text:tab/></text:span></text:span></text:p>
        </text:list-header>
      </text:list>
      <text:list xml:id="list150753744682653" text:continue-list="list150755010719573" text:style-name="Num_5f_Exo">
        <text:list-item>
          <text:h text:style-name="P52" text:outline-level="1"> <text:span text:style-name="T93">Encadre chacun des nombres entre deux carrés parfaits successifs puis leur racine carré entre deux nombres entiers successifs.</text:span></text:h>
        </text:list-item>
      </text:list>
      <text:p text:style-name="P63"><text:span text:style-name="T95">Exemple : </text:span><draw:frame draw:style-name="fr5" draw:name="Objet15" text:anchor-type="as-char" svg:y="-0.319cm" svg:width="1.565cm" svg:height="0.409cm" draw:z-index="68"><draw:object xlink:href="./Object 46" xlink:type="simple" xlink:show="embed" xlink:actuate="onLoad"/><draw:image xlink:href="./ObjectReplacements/Object 46" xlink:type="simple" xlink:show="embed" xlink:actuate="onLoad"/><svg:desc>formule</svg:desc></draw:frame><text:s/>donc <draw:frame draw:style-name="fr5" draw:name="Objet59" text:anchor-type="as-char" svg:y="-0.367cm" svg:width="2.207cm" svg:height="0.441cm" draw:z-index="73"><draw:object xlink:href="./Object 45" xlink:type="simple" xlink:show="embed" xlink:actuate="onLoad"/><draw:image xlink:href="./ObjectReplacements/Object 45" xlink:type="simple" xlink:show="embed" xlink:actuate="onLoad"/><svg:desc>formule</svg:desc></draw:frame><text:s/>soit <draw:frame draw:style-name="fr4" draw:name="Objet14" text:anchor-type="as-char" svg:width="1.78cm" svg:height="0.441cm" draw:z-index="74"><draw:object xlink:href="./Object 20" xlink:type="simple" xlink:show="embed" xlink:actuate="onLoad"/><draw:image xlink:href="./ObjectReplacements/Object 20" xlink:type="simple" xlink:show="embed" xlink:actuate="onLoad"/><svg:desc>formule</svg:desc></draw:frame>.</text:p>
      <text:section text:style-name="Sect4" text:name="Section7">
        <text:list xml:id="list150755288205814" text:continue-list="list150754295883654" text:style-name="liste_5f_abc">
          <text:list-item text:start-value="1">
            <text:p text:style-name="P86"><text:span text:style-name="_5f_pointillés_20_gris"><text:span text:style-name="T53"><text:s text:c="2"/>..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1">2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...</text:span></text:span></text:p>
          </text:list-item>
        </text:list>
        <text:list xml:id="list150753380575859" text:continue-list="list150753294927295" text:style-name="_5f_Numérotation_20_des_20_exercices_20_livrets">
          <text:list-header>
            <text:p text:style-name="P87"><text:span text:style-name="_5f_pointillés_20_gris"><text:span text:style-name="T24">donc </text:span></text:span><text:span text:style-name="_5f_pointillés_20_gris"><text:span text:style-name="T53">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4"><draw:frame draw:style-name="fr6" draw:name="Objet88" text:anchor-type="as-char" svg:width="0.644cm" svg:height="0.439cm" draw:z-index="1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_5f_pointillés_20_gris"><text:span text:style-name="T24">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...</text:span></text:span></text:p>
          </text:list-header>
        </text:list>
        <text:list xml:id="list150754529031632" text:continue-list="list150755288205814" text:style-name="liste_5f_abc">
          <text:list-item>
            <text:p text:style-name="P88"><text:span text:style-name="_5f_pointillés_20_gris"><text:span text:style-name="T53"><text:s text:c="2"/>..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1">10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...</text:span></text:span></text:p>
          </text:list-item>
        </text:list>
        <text:list xml:id="list150753671448473" text:continue-list="list150753380575859" text:style-name="_5f_Numérotation_20_des_20_exercices_20_livrets">
          <text:list-item>
            <text:list>
              <text:list-header>
                <text:p text:style-name="P87"><text:span text:style-name="_5f_pointillés_20_gris"><text:span text:style-name="T24">donc </text:span></text:span><text:span text:style-name="_5f_pointillés_20_gris"><text:span text:style-name="T53">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4"><draw:frame draw:style-name="fr4" draw:name="Objet24" text:anchor-type="as-char" svg:width="0.663cm" svg:height="0.445cm" draw:z-index="1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pointillés_20_gris"><text:span text:style-name="T24">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...</text:span></text:span></text:p>
              </text:list-header>
            </text:list>
          </text:list-item>
        </text:list>
        <text:list xml:id="list150753389667505" text:continue-list="list150754529031632" text:style-name="liste_5f_abc">
          <text:list-item>
            <text:p text:style-name="P88"><text:span text:style-name="_5f_pointillés_20_gris"><text:span text:style-name="T53"><text:s text:c="2"/>..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1">43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...</text:span></text:span></text:p>
          </text:list-item>
        </text:list>
        <text:list xml:id="list150753695565445" text:continue-list="list150753671448473" text:style-name="_5f_Numérotation_20_des_20_exercices_20_livrets">
          <text:list-item>
            <text:list>
              <text:list-header>
                <text:p text:style-name="P87"><text:span text:style-name="_5f_pointillés_20_gris"><text:span text:style-name="T24">donc </text:span></text:span><text:span text:style-name="_5f_pointillés_20_gris"><text:span text:style-name="T53">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4"><draw:frame draw:style-name="fr4" draw:name="Objet92" text:anchor-type="as-char" svg:width="0.663cm" svg:height="0.445cm" draw:z-index="1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pointillés_20_gris"><text:span text:style-name="T24">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…</text:span></text:span></text:p>
              </text:list-header>
            </text:list>
          </text:list-item>
        </text:list>
        <text:list xml:id="list150755291802548" text:continue-list="list150753389667505" text:style-name="liste_5f_abc">
          <text:list-item>
            <text:p text:style-name="P88"><text:span text:style-name="_5f_pointillés_20_gris"><text:span text:style-name="T53"><text:s text:c="2"/>..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1">50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...</text:span></text:span></text:p>
          </text:list-item>
        </text:list>
        <text:list xml:id="list150754948178855" text:continue-list="list150753695565445" text:style-name="_5f_Numérotation_20_des_20_exercices_20_livrets">
          <text:list-item>
            <text:list>
              <text:list-header>
                <text:p text:style-name="P87"><text:span text:style-name="_5f_pointillés_20_gris"><text:span text:style-name="T24">donc </text:span></text:span><text:span text:style-name="_5f_pointillés_20_gris"><text:span text:style-name="T53">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4"><draw:frame draw:style-name="fr4" draw:name="Objet95" text:anchor-type="as-char" svg:width="0.663cm" svg:height="0.445cm" draw:z-index="15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_5f_pointillés_20_gris"><text:span text:style-name="T24">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...</text:span></text:span></text:p>
              </text:list-header>
            </text:list>
          </text:list-item>
        </text:list>
        <text:list xml:id="list150753449229562" text:continue-list="list150753744682653" text:style-name="liste_5f_abc">
          <text:list-item text:start-value="5">
            <text:p text:style-name="P89"><text:span text:style-name="_5f_pointillés_20_gris"><text:span text:style-name="T53"><text:s text:c="2"/>..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1">60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...</text:span></text:span></text:p>
          </text:list-item>
        </text:list>
        <text:list xml:id="list150754922930108" text:continue-list="list150754948178855" text:style-name="_5f_Numérotation_20_des_20_exercices_20_livrets">
          <text:list-item>
            <text:list>
              <text:list-header>
                <text:p text:style-name="P90"><text:span text:style-name="_5f_pointillés_20_gris"><text:span text:style-name="T24">donc </text:span></text:span><text:span text:style-name="_5f_pointillés_20_gris"><text:span text:style-name="T53">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4"><draw:frame draw:style-name="fr4" draw:name="Objet97" text:anchor-type="as-char" svg:width="0.663cm" svg:height="0.445cm" draw:z-index="1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text:span text:style-name="_5f_pointillés_20_gris"><text:span text:style-name="T24">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...</text:span></text:span></text:p>
              </text:list-header>
            </text:list>
          </text:list-item>
        </text:list>
        <text:list xml:id="list150754640025477" text:continue-list="list150755291802548" text:style-name="liste_5f_abc">
          <text:list-item text:start-value="6">
            <text:p text:style-name="P91"><text:span text:style-name="_5f_pointillés_20_gris"><text:span text:style-name="T53"><text:s text:c="2"/>..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1">135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.....</text:span></text:span></text:p>
          </text:list-item>
        </text:list>
        <text:list xml:id="list150753714933682" text:continue-list="list150754922930108" text:style-name="_5f_Numérotation_20_des_20_exercices_20_livrets">
          <text:list-item>
            <text:list>
              <text:list-header>
                <text:p text:style-name="P92"><text:span text:style-name="_5f_pointillés_20_gris"><text:span text:style-name="T24">donc </text:span></text:span><text:span text:style-name="_5f_pointillés_20_gris"><text:span text:style-name="T53">......</text:span></text:span><text:span text:style-name="_5f_pointillés_20_gris"><text:span text:style-name="T49"> </text:span></text:span><text:span text:style-name="_5f_pointillés_20_gris"><text:span text:style-name="T18"><text:tab/></text:span></text:span><text:span text:style-name="_5f_pointillés_20_gris"><text:span text:style-name="T24"><draw:frame draw:style-name="fr4" draw:name="Objet99" text:anchor-type="as-char" svg:width="0.884cm" svg:height="0.441cm" draw:z-index="17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text:span text:style-name="_5f_pointillés_20_gris"><text:span text:style-name="T24"><text:tab/></text:span></text:span><text:span text:style-name="_5f_pointillés_20_gris"><text:span text:style-name="T18"></text:span></text:span><text:span text:style-name="_5f_pointillés_20_gris"><text:span text:style-name="T51"> </text:span></text:span><text:span text:style-name="_5f_pointillés_20_gris"><text:span text:style-name="T53">..…..</text:span></text:span></text:p>
              </text:list-header>
            </text:list>
          </text:list-item>
        </text:list>
        <text:list xml:id="list150754924173944" text:continue-list="list150754640025477" text:style-name="liste_5f_abc">
          <text:list-item>
            <text:list>
              <text:list-item>
                <text:p text:style-name="P94"><text:span text:style-name="_5f_pointillés_20_gris"><text:span text:style-name="T55"><text:s/></text:span></text:span><text:span text:style-name="_5f_pointillés_20_gris"><text:span text:style-name="T53">……...</text:span></text:span><text:span text:style-name="_5f_pointillés_20_gris"><text:span text:style-name="T49"> </text:span></text:span><text:span text:style-name="_5f_pointillés_20_gris"><text:span text:style-name="T18"></text:span></text:span><text:span text:style-name="_5f_pointillés_20_gris"><text:span text:style-name="T19"><text:tab/></text:span></text:span><text:span text:style-name="_5f_pointillés_20_gris"><text:span text:style-name="T22">1</text:span></text:span><text:span text:style-name="_5f_pointillés_20_gris"><text:span text:style-name="T23">42</text:span></text:span><text:span text:style-name="_5f_pointillés_20_gris"><text:span text:style-name="T22"><text:tab/></text:span></text:span><text:span text:style-name="_5f_pointillés_20_gris"><text:span text:style-name="T19"></text:span></text:span><text:span text:style-name="_5f_pointillés_20_gris"><text:span text:style-name="T52"> </text:span></text:span><text:span text:style-name="_5f_pointillés_20_gris"><text:span text:style-name="T54">…….</text:span></text:span></text:p>
              </text:list-item>
            </text:list>
          </text:list-item>
        </text:list>
        <text:list xml:id="list150754670327204" text:continue-list="list150753714933682" text:style-name="_5f_Numérotation_20_des_20_exercices_20_livrets">
          <text:list-item>
            <text:list>
              <text:list-header>
                <text:p text:style-name="P93"><text:span text:style-name="_5f_pointillés_20_gris"><text:span text:style-name="T25">donc</text:span></text:span><text:span text:style-name="_5f_pointillés_20_gris"><text:span text:style-name="T54">…...</text:span></text:span><text:span text:style-name="_5f_pointillés_20_gris"><text:span text:style-name="T50"> </text:span></text:span><text:span text:style-name="_5f_pointillés_20_gris"><text:span text:style-name="T19"></text:span></text:span><text:span text:style-name="_5f_pointillés_20_gris"><text:span text:style-name="T22"><draw:frame draw:style-name="fr4" draw:name="Objet25" text:anchor-type="as-char" svg:width="0.884cm" svg:height="0.441cm" draw:z-index="67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_5f_pointillés_20_gris"><text:span text:style-name="T22"><text:tab/></text:span></text:span><text:span text:style-name="_5f_pointillés_20_gris"><text:span text:style-name="T19"></text:span></text:span><text:span text:style-name="_5f_pointillés_20_gris"><text:span text:style-name="T52"> </text:span></text:span><text:span text:style-name="_5f_pointillés_20_gris"><text:span text:style-name="T54">……..</text:span></text:span></text:p>
              </text:list-header>
            </text:list>
          </text:list-item>
        </text:list>
      </text:section>
      <text:list xml:id="list150755300914512" text:continue-list="list150753449229562" text:style-name="Num_5f_Exo">
        <text:list-item text:start-value="11">
          <text:h text:style-name="P54" text:outline-level="1" text:restart-numbering="true" text:start-value="11"><text:soft-page-break/> <text:span text:style-name="T89">En t’aidant de l’exercice précédent, donne un ordre de grandeur des nombres suivants.</text:span></text:h>
        </text:list-item>
      </text:list>
      <text:section text:style-name="Sect4" text:name="Section8">
        <text:list xml:id="list150754503150347" text:continue-list="list150754924173944" text:style-name="liste_5f_abc">
          <text:list-item text:start-value="1">
            <text:p text:style-name="P98"><text:span text:style-name="T11"><draw:frame draw:style-name="fr4" draw:name="Objet26" text:anchor-type="as-char" svg:width="0.536cm" svg:height="0.441cm" draw:z-index="69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5"><text:span text:style-name="T11"><draw:frame draw:style-name="fr4" draw:name="Objet27" text:anchor-type="as-char" svg:width="0.76cm" svg:height="0.441cm" draw:z-index="70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5"><text:span text:style-name="_5f_pointillés_20_gris"><text:span text:style-name="T11"><draw:frame draw:style-name="fr4" draw:name="Objet46" text:anchor-type="as-char" svg:width="0.76cm" svg:height="0.441cm" draw:z-index="71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5"><text:span text:style-name="T11"><draw:frame draw:style-name="fr4" draw:name="Objet47" text:anchor-type="as-char" svg:width="0.76cm" svg:height="0.441cm" draw:z-index="7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5"><text:span text:style-name="_5f_pointillés_20_gris"><text:span text:style-name="T11"><draw:frame draw:style-name="fr4" draw:name="Objet43" text:anchor-type="as-char" svg:width="0.76cm" svg:height="0.441cm" draw:z-index="76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T78">≈</text:span><text:span text:style-name="_5f_pointillés_20_gris"><text:span text:style-name="T11"> </text:span></text:span><text:span text:style-name="_5f_pointillés_20_gris"><text:span text:style-name="T68"><text:tab/></text:span></text:span></text:p>
          </text:list-item>
          <text:list-item>
            <text:p text:style-name="P95"><text:span text:style-name="_5f_pointillés_20_gris"><text:span text:style-name="T11"><draw:frame draw:style-name="fr4" draw:name="Objet45" text:anchor-type="as-char" svg:width="0.76cm" svg:height="0.441cm" draw:z-index="77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T78">≈</text:span><text:span text:style-name="_5f_pointillés_20_gris"><text:span text:style-name="T11"> </text:span></text:span><text:span text:style-name="_5f_pointillés_20_gris"><text:span text:style-name="T68"><text:tab/></text:span></text:span></text:p>
          </text:list-item>
        </text:list>
      </text:section>
      <text:list xml:id="list150753942982450" text:continue-list="list150755300914512" text:style-name="Num_5f_Exo">
        <text:list-item>
          <text:h text:style-name="P54" text:outline-level="1"> À l’aide de la calculatrice, <text:span text:style-name="T85">donne l’arrondi au centième de chacun des nombres suivants.</text:span></text:h>
        </text:list-item>
      </text:list>
      <text:section text:style-name="Sect4" text:name="Section9">
        <text:list xml:id="list150755384179460" text:continue-list="list150754503150347" text:style-name="liste_5f_abc">
          <text:list-item text:start-value="1">
            <text:p text:style-name="P98"><draw:frame draw:style-name="fr4" draw:name="Objet48" text:anchor-type="as-char" svg:width="0.76cm" svg:height="0.441cm" draw:z-index="78"><draw:object xlink:href="./Object 53" xlink:type="simple" xlink:show="embed" xlink:actuate="onLoad"/><draw:image xlink:href="./ObjectReplacements/Object 53" xlink:type="simple" xlink:show="embed" xlink:actuate="onLoad"/><svg:desc>formule</svg:desc></draw:frame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5"><text:span text:style-name="T11"><draw:frame draw:style-name="fr4" draw:name="Objet49" text:anchor-type="as-char" svg:width="0.76cm" svg:height="0.441cm" draw:z-index="79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6"><text:span text:style-name="T11"><draw:frame draw:style-name="fr4" draw:name="Objet62" text:anchor-type="as-char" svg:width="0.76cm" svg:height="0.441cm" draw:z-index="80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6"><text:span text:style-name="T11"><draw:frame draw:style-name="fr4" draw:name="Objet29" text:anchor-type="as-char" svg:width="0.76cm" svg:height="0.441cm" draw:z-index="81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6"><text:span text:style-name="T11"><draw:frame draw:style-name="fr4" draw:name="Objet30" text:anchor-type="as-char" svg:width="0.536cm" svg:height="0.441cm" draw:z-index="88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6"><text:span text:style-name="T11"><draw:frame draw:style-name="fr4" draw:name="Objet31" text:anchor-type="as-char" svg:width="0.536cm" svg:height="0.441cm" draw:z-index="89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</text:list>
      </text:section>
      <text:list xml:id="list150753874994684" text:continue-list="list150753942982450" text:style-name="Num_5f_Exo">
        <text:list-item>
          <text:h text:style-name="P56" text:outline-level="1"> À l’aide de la calculatrice, <text:span text:style-name="T85">donne l’arrondi au dixième de chacun des nombres suivants.</text:span></text:h>
        </text:list-item>
      </text:list>
      <text:section text:style-name="Sect4" text:name="Section6">
        <text:list xml:id="list150754511190644" text:continue-list="list150755384179460" text:style-name="liste_5f_abc">
          <text:list-item text:start-value="1">
            <text:p text:style-name="P99"><text:tab/><draw:frame draw:style-name="fr4" draw:name="Objet37" text:anchor-type="as-char" svg:width="0.984cm" svg:height="0.441cm" draw:z-index="72"><draw:object xlink:href="./Object 58" xlink:type="simple" xlink:show="embed" xlink:actuate="onLoad"/><draw:image xlink:href="./ObjectReplacements/Object 58" xlink:type="simple" xlink:show="embed" xlink:actuate="onLoad"/><svg:desc>formule</svg:desc></draw:frame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7"><text:span text:style-name="T78"><draw:frame draw:style-name="fr4" draw:name="Objet32" text:anchor-type="as-char" svg:width="0.76cm" svg:height="0.441cm" draw:z-index="82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7"><text:span text:style-name="T78"><draw:frame draw:style-name="fr4" draw:name="Objet33" text:anchor-type="as-char" svg:width="0.76cm" svg:height="0.441cm" draw:z-index="86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7"><text:span text:style-name="_5f_pointillés_20_gris"><text:span text:style-name="T68"><draw:frame draw:style-name="fr4" draw:name="Objet34" text:anchor-type="as-char" svg:width="0.984cm" svg:height="0.441cm" draw:z-index="87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_5f_pointillés_20_gris"><text:span text:style-name="T46">≈</text:span></text:span><text:span text:style-name="_5f_pointillés_20_gris"><text:span text:style-name="T11"> </text:span></text:span><text:span text:style-name="_5f_pointillés_20_gris"><text:span text:style-name="T68"><text:tab/></text:span></text:span></text:p>
          </text:list-item>
          <text:list-item>
            <text:p text:style-name="P97"><text:span text:style-name="T78"><draw:frame draw:style-name="fr4" draw:name="Objet64" text:anchor-type="as-char" svg:width="0.536cm" svg:height="0.441cm" draw:z-index="90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  <text:list-item>
            <text:p text:style-name="P97"><text:span text:style-name="T78"><draw:frame draw:style-name="fr4" draw:name="Objet65" text:anchor-type="as-char" svg:width="0.536cm" svg:height="0.441cm" draw:z-index="9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78">≈</text:span><text:span text:style-name="T11"> </text:span><text:span text:style-name="_5f_pointillés_20_gris"><text:span text:style-name="T68"><text:tab/></text:span></text:span></text:p>
          </text:list-item>
        </text:list>
      </text:section>
      <text:list xml:id="list150755283282908" text:continue-list="list150753874994684" text:style-name="Num_5f_Exo">
        <text:list-item>
          <text:h text:style-name="P55" text:outline-level="1"> À l’aide de la calculatrice, donne l’arrondi au centième de chacun des nombres suivants.</text:h>
        </text:list-item>
      </text:list>
      <text:list xml:id="list150755322739618" text:continue-list="list150754511190644" text:style-name="liste_5f_abc">
        <text:list-item text:start-value="1">
          <text:p text:style-name="P84"><text:tab/><draw:frame draw:style-name="fr4" draw:name="Objet165" text:anchor-type="as-char" svg:width="2.127cm" svg:height="0.441cm" draw:z-index="18"><draw:object xlink:href="./Object 43" xlink:type="simple" xlink:show="embed" xlink:actuate="onLoad"/><draw:image xlink:href="./ObjectReplacements/Object 43" xlink:type="simple" xlink:show="embed" xlink:actuate="onLoad"/><svg:desc>formule</svg:desc></draw:frame><text:span text:style-name="T78">≈</text:span><text:span text:style-name="T11"> </text:span><text:span text:style-name="_5f_pointillés_20_gris"><text:span text:style-name="T68"><text:tab/></text:span></text:span></text:p>
        </text:list-item>
        <text:list-item>
          <text:p text:style-name="P84"><text:span text:style-name="T73"><text:tab/></text:span><text:span text:style-name="T73"><draw:frame draw:style-name="fr4" draw:name="Objet167" text:anchor-type="as-char" svg:width="3.429cm" svg:height="0.441cm" draw:z-index="19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77">≈</text:span><text:span text:style-name="T13"> </text:span><text:span text:style-name="_5f_pointillés_20_gris"><text:span text:style-name="T79"><text:tab/></text:span></text:span></text:p>
        </text:list-item>
        <text:list-item>
          <text:p text:style-name="P84"><text:span text:style-name="T77"><draw:frame draw:style-name="fr4" draw:name="Objet36" text:anchor-type="as-char" svg:width="1.663cm" svg:height="0.441cm" draw:z-index="83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77">≈</text:span><text:span text:style-name="T13"> </text:span><text:span text:style-name="_5f_pointillés_20_gris"><text:span text:style-name="T79"><text:tab/></text:span></text:span></text:p>
        </text:list-item>
        <text:list-item>
          <text:p text:style-name="P84"><text:span text:style-name="T77"><draw:frame draw:style-name="fr4" draw:name="Objet28" text:anchor-type="as-char" svg:width="3.351cm" svg:height="0.441cm" draw:z-index="84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77">≈</text:span><text:span text:style-name="T13"> </text:span><text:span text:style-name="_5f_pointillés_20_gris"><text:span text:style-name="T79"><text:tab/></text:span></text:span></text:p>
        </text:list-item>
        <text:list-item>
          <text:p text:style-name="P84"><text:span text:style-name="T77"><draw:frame draw:style-name="fr4" draw:name="Objet35" text:anchor-type="as-char" svg:width="2.773cm" svg:height="0.441cm" draw:z-index="8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77">≈</text:span><text:span text:style-name="T13"> </text:span><text:span text:style-name="_5f_pointillés_20_gris"><text:span text:style-name="T79"><text:tab/></text:span></text:span></text:p>
        </text:list-item>
      </text:list>
      <text:list xml:id="list150753429530696" text:continue-list="list150755283282908" text:style-name="Num_5f_Exo">
        <text:list-item>
          <text:h text:style-name="P56" text:outline-level="1"> Écris les nombres suivants sans radical.</text:h>
        </text:list-item>
      </text:list>
      <text:list xml:id="list150755165797628" text:continue-list="list150755322739618" text:style-name="liste_5f_abc">
        <text:list-item>
          <text:list>
            <text:list-item text:start-value="1">
              <text:p text:style-name="P80"><text:span text:style-name="T11"><text:tab/></text:span><text:span text:style-name="T11"><draw:frame draw:style-name="fr4" draw:name="Objet54" text:anchor-type="as-char" svg:width="1.656cm" svg:height="0.441cm" draw:z-index="33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65">=</text:span><text:span text:style-name="T11"> </text:span><text:span text:style-name="_5f_pointillés_20_gris"><text:span text:style-name="T68"><text:tab/></text:span></text:span></text:p>
            </text:list-item>
            <text:list-item>
              <text:p text:style-name="P80"><text:tab/><draw:frame draw:style-name="fr4" draw:name="Objet55" text:anchor-type="as-char" svg:width="1.87cm" svg:height="0.441cm" draw:z-index="34"><draw:object xlink:href="./Object 72" xlink:type="simple" xlink:show="embed" xlink:actuate="onLoad"/><draw:image xlink:href="./ObjectReplacements/Object 72" xlink:type="simple" xlink:show="embed" xlink:actuate="onLoad"/><svg:desc>formule</svg:desc></draw:frame><text:span text:style-name="T65">=</text:span><text:span text:style-name="T11"> </text:span><text:span text:style-name="_5f_pointillés_20_gris"><text:span text:style-name="T68"><text:tab/></text:span></text:span></text:p>
            </text:list-item>
            <text:list-item>
              <text:p text:style-name="P80"><text:tab/><draw:frame draw:style-name="fr4" draw:name="Objet56" text:anchor-type="as-char" svg:width="1.864cm" svg:height="0.439cm" draw:z-index="35"><draw:object xlink:href="./Object 73" xlink:type="simple" xlink:show="embed" xlink:actuate="onLoad"/><draw:image xlink:href="./ObjectReplacements/Object 73" xlink:type="simple" xlink:show="embed" xlink:actuate="onLoad"/><svg:desc>formule</svg:desc></draw:frame><text:span text:style-name="T65">=</text:span><text:span text:style-name="T11"> </text:span><text:span text:style-name="_5f_pointillés_20_gris"><text:span text:style-name="T68"><text:tab/></text:span></text:span></text:p>
            </text:list-item>
            <text:list-item>
              <text:p text:style-name="P80"><text:tab/><draw:frame draw:style-name="fr4" draw:name="Objet57" text:anchor-type="as-char" svg:width="1.656cm" svg:height="0.445cm" draw:z-index="36"><draw:object xlink:href="./Object 74" xlink:type="simple" xlink:show="embed" xlink:actuate="onLoad"/><draw:image xlink:href="./ObjectReplacements/Object 74" xlink:type="simple" xlink:show="embed" xlink:actuate="onLoad"/><svg:desc>formule</svg:desc></draw:frame><text:span text:style-name="T65">=</text:span><text:span text:style-name="T11"> </text:span><text:span text:style-name="_5f_pointillés_20_gris"><text:span text:style-name="T68"><text:tab/></text:span></text:span></text:p>
            </text:list-item>
            <text:list-item>
              <text:p text:style-name="P80"><text:tab/><draw:frame draw:style-name="fr4" draw:name="Objet58" text:anchor-type="as-char" svg:width="1.032cm" svg:height="0.445cm" draw:z-index="37"><draw:object xlink:href="./Object 75" xlink:type="simple" xlink:show="embed" xlink:actuate="onLoad"/><draw:image xlink:href="./ObjectReplacements/Object 75" xlink:type="simple" xlink:show="embed" xlink:actuate="onLoad"/><svg:desc>formule</svg:desc></draw:frame><text:span text:style-name="T65">=</text:span><text:span text:style-name="T11"> </text:span><text:span text:style-name="_5f_pointillés_20_gris"><text:span text:style-name="T68"><text:tab/></text:span></text:span></text:p>
            </text:list-item>
            <text:list-item>
              <text:p text:style-name="P80"><text:span text:style-name="_5f_pointillés_20_gris"><text:tab/></text:span><text:span text:style-name="_5f_pointillés_20_gris"><draw:frame draw:style-name="fr5" draw:name="Objet53" text:anchor-type="as-char" svg:y="-0.39cm" svg:width="1.288cm" svg:height="0.49cm" draw:z-index="24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_5f_pointillés_20_gris"><text:span text:style-name="T43">=</text:span></text:span><text:span text:style-name="_5f_pointillés_20_gris"><text:span text:style-name="T11"> </text:span></text:span><text:span text:style-name="_5f_pointillés_20_gris"><text:span text:style-name="T68"><text:tab/></text:span></text:span></text:p>
            </text:list-item>
          </text:list>
        </text:list-item>
      </text:list>
      <text:list xml:id="list150754550056241" text:continue-list="list150753429530696" text:style-name="Num_5f_Exo">
        <text:list-item>
          <text:h text:style-name="P52" text:outline-level="1"> Calcule les nombres suivants.</text:h>
        </text:list-item>
      </text:list>
      <text:list xml:id="list150753983593834" text:continue-list="list150755165797628" text:style-name="liste_5f_abc">
        <text:list-item>
          <text:list>
            <text:list-item text:start-value="1">
              <text:p text:style-name="P68"><text:span text:style-name="T8"><text:tab/></text:span><text:span text:style-name="T8"><draw:frame draw:style-name="fr5" draw:name="Objet60" text:anchor-type="as-char" svg:y="-0.42cm" svg:width="1.409cm" svg:height="0.517cm" draw:z-index="25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65">=</text:span><text:span text:style-name="T11"> </text:span><text:span text:style-name="_5f_pointillés_20_gris"><text:span text:style-name="T68"><text:tab/></text:span></text:span></text:p>
            </text:list-item>
            <text:list-item>
              <text:p text:style-name="P68"><text:tab/><draw:frame draw:style-name="fr5" draw:name="Objet63" text:anchor-type="as-char" svg:y="-0.409cm" svg:width="1.409cm" svg:height="0.517cm" draw:z-index="26"><draw:object xlink:href="./Object 78" xlink:type="simple" xlink:show="embed" xlink:actuate="onLoad"/><draw:image xlink:href="./ObjectReplacements/Object 78" xlink:type="simple" xlink:show="embed" xlink:actuate="onLoad"/><svg:desc>formule</svg:desc></draw:frame><text:span text:style-name="T65">=</text:span><text:span text:style-name="T11"> </text:span><text:span text:style-name="_5f_pointillés_20_gris"><text:span text:style-name="T68"><text:tab/></text:span></text:span></text:p>
            </text:list-item>
            <text:list-item>
              <text:p text:style-name="P68"><text:tab/><draw:frame draw:style-name="fr5" draw:name="Objet61" text:anchor-type="as-char" svg:y="-0.42cm" svg:width="1.512cm" svg:height="0.517cm" draw:z-index="27"><draw:object xlink:href="./Object 79" xlink:type="simple" xlink:show="embed" xlink:actuate="onLoad"/><draw:image xlink:href="./ObjectReplacements/Object 79" xlink:type="simple" xlink:show="embed" xlink:actuate="onLoad"/><svg:desc>formule</svg:desc></draw:frame><text:span text:style-name="T65">=</text:span><text:span text:style-name="T11"> </text:span><text:span text:style-name="_5f_pointillés_20_gris"><text:span text:style-name="T68"><text:tab/></text:span></text:span></text:p>
            </text:list-item>
            <text:list-item>
              <text:p text:style-name="P67"><text:tab/><draw:frame draw:style-name="fr4" draw:name="Objet70" text:anchor-type="as-char" svg:width="1.319cm" svg:height="1.055cm" draw:z-index="28"><draw:object xlink:href="./Object 80" xlink:type="simple" xlink:show="embed" xlink:actuate="onLoad"/><draw:image xlink:href="./ObjectReplacements/Object 80" xlink:type="simple" xlink:show="embed" xlink:actuate="onLoad"/><svg:desc>formule</svg:desc></draw:frame><text:span text:style-name="T64">=</text:span> <text:span text:style-name="_5f_pointillés_20_gris"><text:tab/></text:span></text:p>
            </text:list-item>
          </text:list>
        </text:list-item>
      </text:list>
      <text:list xml:id="list150754312625969" text:continue-list="list150754550056241" text:style-name="Num_5f_Exo">
        <text:list-item>
          <text:h text:style-name="P44" text:outline-level="1"><text:span text:style-name="Bold_5f_niv2"><text:span text:style-name="T92"> </text:span></text:span><text:span text:style-name="Bold_5f_niv2"><text:span text:style-name="T86">Côté d’un carré</text:span></text:span></text:h>
        </text:list-item>
      </text:list>
      <text:p text:style-name="P69"><text:span text:style-name="T86">Un carré a une aire égale à 15 cm</text:span><text:span text:style-name="T40">2</text:span><text:span text:style-name="T56">. </text:span></text:p>
      <text:list xml:id="list150754852981669" text:continue-list="list150753983593834" text:style-name="liste_5f_abc">
        <text:list-item text:start-value="1">
          <text:p text:style-name="P76"><text:span text:style-name="T74">Écris la formule permettant de calculer l’aire d’un carré dont la longueur d’un côté est égale à </text:span><text:span text:style-name="_5f_variable"><text:span text:style-name="T5">x</text:span></text:span><text:span text:style-name="T74"> </text:span><text:span text:style-name="T76">unités de longueur.</text:span></text:p>
        </text:list-item>
      </text:list>
      <text:p text:style-name="FILET_5f_POINTILLES"><text:tab/></text:p>
      <text:list xml:id="list150753980561527" text:continue-numbering="true" text:style-name="liste_5f_abc">
        <text:list-item>
          <text:p text:style-name="P77"><text:span text:style-name="T14">Déduis-en </text:span><text:span text:style-name="T48">une valeur </text:span><text:span text:style-name="T61">exacte, puis une valeur </text:span><text:span text:style-name="T48">approchée </text:span><text:span text:style-name="T56">au millimètre </text:span><text:span text:style-name="T59">près,</text:span><text:span text:style-name="T56"> </text:span><text:span text:style-name="T48">de la longueur d</text:span><text:span text:style-name="T59">u côté du carré précédent.</text:span></text:p>
        </text:list-item>
      </text:list>
      <text:p text:style-name="P38"><text:tab/></text:p>
      <text:list xml:id="list150753486441117" text:continue-list="list150754312625969" text:style-name="Num_5f_Exo">
        <text:list-item>
          <text:h text:style-name="P49" text:outline-level="1"><text:span text:style-name="T87"> Un carré a une aire égale à 24 cm</text:span><text:span text:style-name="T40">2</text:span><text:span text:style-name="T60">. </text:span><text:span text:style-name="T61">Détermine la valeur exacte de la longueur du côté du carré, puis une valeur approchée au millimètre près.</text:span></text:h>
          <text:p text:style-name="P59"><text:tab/></text:p>
        </text:list-item>
      </text:list>
      <text:p text:style-name="P37"><text:tab/></text:p>
      <text:p text:style-name="P37"><text:tab/></text:p>
      <text:list xml:id="list150754368841982" text:continue-numbering="true" text:style-name="Num_5f_Exo">
        <text:list-item>
          <text:h text:style-name="P48" text:outline-level="1"><text:span text:style-name="T15"> Un carré a une aire égale à </text:span><text:span text:style-name="T45">78 </text:span><text:span text:style-name="T15">cm</text:span><text:span text:style-name="T40">2</text:span><text:span text:style-name="T15">. </text:span><text:span text:style-name="T30">Détermine la valeur exacte de la longueur du côté du carré, puis une valeur approchée au millimètre près.</text:span></text:h>
        </text:list-item>
      </text:list>
      <text:p text:style-name="FILET_5f_POINTILLES"><text:tab/></text:p>
      <text:p text:style-name="FILET_5f_POINTILLES"><text:tab/></text:p>
      <text:p text:style-name="FILET_5f_POINTILLES"><text:tab/></text:p>
      <text:list xml:id="list150754400531658" text:continue-numbering="true" text:style-name="Num_5f_Exo">
        <text:list-item>
          <text:h text:style-name="P53" text:outline-level="1"><text:span text:style-name="Bold_5f_niv2"><text:span text:style-name="T91"> </text:span></text:span><text:span text:style-name="Bold_5f_niv2"><text:span text:style-name="T90">Rayon d’un </text:span></text:span><text:span text:style-name="Bold_5f_niv2"><text:span text:style-name="T96">d</text:span></text:span><text:span text:style-name="Bold_5f_niv2"><text:span text:style-name="T97">isque</text:span></text:span></text:h>
        </text:list-item>
      </text:list>
      <text:list xml:id="list150754791586405" text:continue-list="list150753980561527" text:style-name="liste_5f_abc">
        <text:list-item text:start-value="1">
          <text:p text:style-name="P76"><text:span text:style-name="_5f_pointillés_20_gris"><text:span text:style-name="T44">Écris</text:span></text:span><text:span text:style-name="_5f_pointillés_20_gris"><text:span text:style-name="T75"> </text:span></text:span><text:span text:style-name="_5f_pointillés_20_gris"><text:span text:style-name="T44">la formule qui permet de calculer l’aire d’un disque de rayon </text:span></text:span><text:span text:style-name="_5f_pointillés_20_gris"><text:span text:style-name="T47">r</text:span></text:span><text:span text:style-name="_5f_pointillés_20_gris"><text:span text:style-name="T44"> unités de longueur.</text:span></text:span></text:p>
        </text:list-item>
      </text:list>
      <text:p text:style-name="FILET_5f_POINTILLES"><text:span text:style-name="_5f_pointillés_20_gris"><text:tab/></text:span></text:p>
      <text:list xml:id="list150753465211431" text:continue-numbering="true" text:style-name="liste_5f_abc">
        <text:list-item>
          <text:p text:style-name="P78">Détermine la valeur exacte du rayon <text:span text:style-name="T88">d’un disque de rayon égal à 2 cm</text:span><text:span text:style-name="T40">2</text:span><text:span text:style-name="T88">.</text:span></text:p>
        </text:list-item>
      </text:list>
      <text:p text:style-name="P39"><text:span text:style-name="_5f_pointillés_20_gris"><text:tab/></text:span></text:p>
      <text:list xml:id="list150754268873696" text:continue-numbering="true" text:style-name="liste_5f_abc">
        <text:list-item>
          <text:p text:style-name="P77">Déduis-en un ordre de grandeu<text:span text:style-name="_5f_BVS">r </text:span><text:span text:style-name="_5f_BVS"><text:span text:style-name="T61">du rayon.</text:span></text:span></text:p>
        </text:list-item>
      </text:list>
      <text:p text:style-name="P39"><text:span text:style-name="_5f_pointillés_20_gris"><text:span text:style-name="T58"><text:tab/></text:span></text:span></text:p>
      <text:list xml:id="list150754024720097" text:continue-list="list150754400531658" text:style-name="Num_5f_Exo">
        <text:list-item>
          <text:h text:style-name="P57" text:outline-level="1"><text:span text:style-name="_5f_pointillés_20_gris"><text:span text:style-name="T57"> </text:span></text:span><text:span text:style-name="_5f_pointillés_20_gris"><text:span text:style-name="T26">L’aire d’un disque est égale à </text:span></text:span><text:span text:style-name="_5f_pointillés_20_gris"><text:span text:style-name="T27">10</text:span></text:span><text:span text:style-name="_5f_pointillés_20_gris"><text:span text:style-name="T29">8 </text:span></text:span><text:span text:style-name="_5f_pointillés_20_gris"><text:span text:style-name="T26">cm</text:span></text:span><text:span text:style-name="_5f_pointillés_20_gris"><text:span text:style-name="T41">2</text:span></text:span><text:span text:style-name="_5f_pointillés_20_gris"><text:span text:style-name="T26">. </text:span></text:span></text:h>
          <text:p text:style-name="P62"><text:span text:style-name="_5f_pointillés_20_gris"><text:span text:style-name="T28">Détermine un ordre de grandeur du rayon d</text:span></text:span><text:span text:style-name="_5f_pointillés_20_gris"><text:span text:style-name="T26">e ce</text:span></text:span><text:span text:style-name="_5f_pointillés_20_gris"><text:span text:style-name="T28"> disque.</text:span></text:span></text:p>
        </text:list-item>
      </text:list>
      <text:p text:style-name="P36"><text:span text:style-name="_5f_pointillés_20_gris"><text:span text:style-name="T57"><text:tab/></text:span></text:span></text:p>
      <text:list xml:id="list150754081001935" text:continue-numbering="true" text:style-name="Num_5f_Exo">
        <text:list-item>
          <text:list>
            <text:list-header>
              <text:p text:style-name="P58"><text:span text:style-name="_5f_pointillés_20_gris"><text:span text:style-name="T57"><text:tab/></text:span></text:span></text:p>
            </text:list-header>
          </text:list>
        </text:list-item>
      </text:list>
      <text:p text:style-name="P36"><text:span text:style-name="_5f_pointillés_20_gris"><text:span text:style-name="T57"><text:tab/></text:span></text:span></text:p>
      <text:p text:style-name="P36"><text:span text:style-name="_5f_pointillés_20_gris"><text:span text:style-name="T57"><text:tab/></text:span></text:span></text:p>
      <text:p text:style-name="P36"><text:span text:style-name="_5f_pointillés_20_gris"><text:span text:style-name="T57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 text:consecutive-numbering="true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151386" officeooo:paragraph-rsid="00284a93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414b2"/>
    </style:style>
    <style:style style:name="MT7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30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41" draw:style-name="Mgr3" draw:text-style-name="MP26" svg:x1="12.384cm" svg:y1="0.36cm" svg:x2="21.103cm" svg:y2="0.36cm"><text:p/></draw:line>Calculer une racine carrée</text:p>
      </style:header>
      <style:footer>
        <text:p text:style-name="MP28"><draw:frame draw:style-name="Mfr1" draw:name="Cadre1" text:anchor-type="paragraph" svg:y="-0.06cm" draw:z-index="21"><draw:text-box fo:min-height="0.499cm" fo:min-width="3cm"><draw:frame draw:style-name="Mfr2" draw:name="Cadre2" text:anchor-type="frame" svg:x="0.45cm" svg:y="0.079cm" svg:width="0.817cm" draw:z-index="23"><draw:text-box fo:min-height="0.355cm"><text:p text:style-name="MP29"><draw:g text:anchor-type="paragraph" draw:z-index="3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97</text:page-number></text:p></draw:text-box></draw:frame><text:p text:style-name="MP31"><text:span text:style-name="MT6">Triangle rectangle</text:span> • <text:span text:style-name="MT7">D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0T15:07:52.407000000</dc:date>
    <meta:editing-duration>PT10H47M6S</meta:editing-duration>
    <meta:editing-cycles>119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4" meta:image-count="0" meta:object-count="78" meta:page-count="3" meta:paragraph-count="216" meta:word-count="898" meta:character-count="4496" meta:non-whitespace-character-count="3303"/>
  </office:meta>
</office:document-meta>
</file>

<file path=Object 1/content.xml><?xml version="1.0" encoding="utf-8"?>
<math xmlns="http://www.w3.org/1998/Math/MathML" display="block">
  <semantics>
    <msqrt>
      <mn>64</mn>
    </msqrt>
    <annotation encoding="StarMath 5.0"> sqrt{64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qrt>
          <math:msup>
            <math:mn>3</math:mn>
            <math:mn>2</math:mn>
          </math:msup>
        </math:msqrt>
      </math:mrow>
    </math:mstyle>
    <math:annotation math:encoding="StarMath 5.0">size 10 {sqrt{3}^2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qrt>
          <math:mn>81</math:mn>
        </math:msqrt>
      </math:mrow>
    </math:mstyle>
    <math:annotation math:encoding="StarMath 5.0">size 10 {sqrt{81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qrt>
      <math:mn>9</math:mn>
    </math:msqrt>
    <math:annotation math:encoding="StarMath 5.0"> sqrt{9}</math:annotation>
  </math:semantics>
</math:math>
</file>

<file path=Object 13/content.xml><?xml version="1.0" encoding="utf-8"?>
<math xmlns="http://www.w3.org/1998/Math/MathML" display="block">
  <semantics>
    <mstyle mathsize="10pt">
      <msqrt>
        <msup>
          <mrow>
            <mo fence="true" stretchy="false">(</mo>
            <mrow>
              <mrow>
                <mo stretchy="false">−</mo>
                <mn>9</mn>
              </mrow>
            </mrow>
            <mo fence="true" stretchy="false">)</mo>
          </mrow>
          <mn>2</mn>
        </msup>
      </msqrt>
    </mstyle>
    <annotation encoding="StarMath 5.0">size 10 {sqrt{(-{9})^2}}</annotation>
  </semantics>
</math>
</file>

<file path=Object 14/content.xml><?xml version="1.0" encoding="utf-8"?>
<math xmlns="http://www.w3.org/1998/Math/MathML" display="block">
  <semantics>
    <mstyle mathvariant="bold">
      <msqrt>
        <mi>a</mi>
      </msqrt>
    </mstyle>
    <annotation encoding="StarMath 5.0">bold  sqrt{a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sqrt>
      <math:mn>25</math:mn>
    </math:msqrt>
    <math:annotation math:encoding="StarMath 5.0"> sqrt{25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qrt>
      <math:mn>81</math:mn>
    </math:msqrt>
    <math:annotation math:encoding="StarMath 5.0"> sqrt{81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qrt>
      <math:mn>121</math:mn>
    </math:msqrt>
    <math:annotation math:encoding="StarMath 5.0"> sqrt{121}</math:annotation>
  </math:semantics>
</math:math>
</file>

<file path=Object 18/content.xml><?xml version="1.0" encoding="utf-8"?>
<math xmlns="http://www.w3.org/1998/Math/MathML" display="block">
  <semantics>
    <msqrt>
      <mrow>
        <mstyle mathsize="14pt">
          <mspace width="0.5em"/>
        </mstyle>
        <mstyle mathsize="10pt">
          <mstyle color="silver">
            <mn>........</mn>
          </mstyle>
        </mstyle>
      </mrow>
    </msqrt>
    <annotation encoding="StarMath 5.0"> sqrt{size 14 `size 10 color silver ........}</annotation>
  </semantics>
</math>
</file>

<file path=Object 19/content.xml><?xml version="1.0" encoding="utf-8"?>
<math xmlns="http://www.w3.org/1998/Math/MathML" display="block">
  <semantics>
    <msqrt>
      <mrow>
        <mstyle mathsize="14pt">
          <mspace width="0.5em"/>
        </mstyle>
        <mstyle mathsize="10pt">
          <mstyle color="silver">
            <mn>........</mn>
          </mstyle>
        </mstyle>
      </mrow>
    </msqrt>
    <annotation encoding="StarMath 5.0"> sqrt{size 14 `size 10 color silver ........}</annotation>
  </semantics>
</math>
</file>

<file path=Object 2/content.xml><?xml version="1.0" encoding="utf-8"?>
<math xmlns="http://www.w3.org/1998/Math/MathML" display="block">
  <semantics>
    <mstyle mathvariant="bold">
      <msqrt>
        <mi>x</mi>
      </msqrt>
    </mstyle>
    <annotation encoding="StarMath 5.0">bold  sqrt{x}</annotation>
  </semantics>
</math>
</file>

<file path=Object 20/content.xml><?xml version="1.0" encoding="utf-8"?>
<math xmlns="http://www.w3.org/1998/Math/MathML" display="block">
  <semantics>
    <mrow>
      <mn>1</mn>
      <mspace width="0.5em"/>
      <mi mathvariant="normal">@</mi>
      <mspace width="0.5em"/>
      <msqrt>
        <mn>3</mn>
      </msqrt>
      <mspace width="0.5em"/>
      <mi mathvariant="normal">@</mi>
      <mspace width="0.5em"/>
      <mn>2</mn>
    </mrow>
    <annotation encoding="StarMath 5.0">1`%UxE239`sqrt{ 3 }`%UxE239`2</annotation>
  </semantics>
</math>
</file>

<file path=Object 21/content.xml><?xml version="1.0" encoding="utf-8"?>
<!DOCTYPE math  PUBLIC '-//OpenOffice.org//DTD Modified W3C MathML 1.01//EN'  'math.dtd'>
<math:math xmlns:math="http://www.w3.org/1998/Math/MathML">
  <math:semantics>
    <math:msqrt>
      <math:msup>
        <math:mn>7</math:mn>
        <math:mn>2</math:mn>
      </math:msup>
    </math:msqrt>
    <math:annotation math:encoding="StarMath 5.0"> sqrt{{7}^2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p>
      <math:msqrt>
        <math:mn>17</math:mn>
      </math:msqrt>
      <math:mrow>
        <math:mi/>
        <math:mn>2</math:mn>
      </math:mrow>
    </math:msup>
    <math:annotation math:encoding="StarMath 5.0">{ sqrt{17}}^{`2}</math:annotation>
  </math:semantics>
</math:math>
</file>

<file path=Object 23/content.xml><?xml version="1.0" encoding="utf-8"?>
<math xmlns="http://www.w3.org/1998/Math/MathML" display="block">
  <semantics>
    <msqrt>
      <msup>
        <mrow>
          <mo fence="true" stretchy="false">(</mo>
          <mrow>
            <mrow>
              <mo stretchy="false">−</mo>
              <mn>9</mn>
            </mrow>
          </mrow>
          <mo fence="true" stretchy="false">)</mo>
        </mrow>
        <mn>2</mn>
      </msup>
    </msqrt>
    <annotation encoding="StarMath 5.0"> sqrt{{(-9)}^2}</annotation>
  </semantics>
</math>
</file>

<file path=Object 24/content.xml><?xml version="1.0" encoding="utf-8"?>
<!DOCTYPE math  PUBLIC '-//OpenOffice.org//DTD Modified W3C MathML 1.01//EN'  'math.dtd'>
<math:math xmlns:math="http://www.w3.org/1998/Math/MathML">
  <math:semantics>
    <math:msqrt>
      <math:msup>
        <math:mn>10</math:mn>
        <math:mn>4</math:mn>
      </math:msup>
    </math:msqrt>
    <math:annotation math:encoding="StarMath 5.0"> sqrt{{10}^4}</math:annotation>
  </math:semantics>
</math:math>
</file>

<file path=Object 25/content.xml><?xml version="1.0" encoding="utf-8"?>
<math xmlns="http://www.w3.org/1998/Math/MathML" display="block">
  <semantics>
    <msup>
      <mrow>
        <mo stretchy="false">−</mo>
        <msqrt>
          <mn>13</mn>
        </msqrt>
      </mrow>
      <mrow>
        <mspace width="0.5em"/>
        <mn>2</mn>
      </mrow>
    </msup>
    <annotation encoding="StarMath 5.0">{ -sqrt{13}}^{`2}</annotation>
  </semantics>
</math>
</file>

<file path=Object 26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qrt>
                <mn>4</mn>
              </msqrt>
            </mrow>
            <mspace width="0.5em"/>
          </mrow>
        </mrow>
        <mo fence="true" stretchy="true">)</mo>
      </mrow>
      <mrow>
        <mspace width="0.5em"/>
        <mn>2</mn>
      </mrow>
    </msup>
    <annotation encoding="StarMath 5.0">left(-sqrt{4} `right)^{`2}</annotation>
  </semantics>
</math>
</file>

<file path=Object 27/content.xml><?xml version="1.0" encoding="utf-8"?>
<math xmlns="http://www.w3.org/1998/Math/MathML" display="block">
  <semantics>
    <mrow>
      <mo stretchy="false">−</mo>
      <msqrt>
        <msup>
          <mn>15</mn>
          <mrow>
            <mspace width="0.5em"/>
            <mn>2</mn>
          </mrow>
        </msup>
      </msqrt>
    </mrow>
    <annotation encoding="StarMath 5.0">{- sqrt{15}^{`2}}</annotation>
  </semantics>
</math>
</file>

<file path=Object 28/content.xml><?xml version="1.0" encoding="utf-8"?>
<!DOCTYPE math  PUBLIC '-//OpenOffice.org//DTD Modified W3C MathML 1.01//EN'  'math.dtd'>
<math:math xmlns:math="http://www.w3.org/1998/Math/MathML">
  <math:semantics>
    <math:msqrt>
      <math:msup>
        <math:mn>2</math:mn>
        <math:mn>6</math:mn>
      </math:msup>
    </math:msqrt>
    <math:annotation math:encoding="StarMath 5.0"> sqrt{{2}^6}</math:annotation>
  </math:semantics>
</math:math>
</file>

<file path=Object 29/content.xml><?xml version="1.0" encoding="utf-8"?>
<math xmlns="http://www.w3.org/1998/Math/MathML" display="block">
  <semantics>
    <msqrt>
      <msup>
        <mrow>
          <mo fence="true" stretchy="false">(</mo>
          <mrow>
            <msup>
              <mn>2</mn>
              <mstyle color="silver">
                <mn>...</mn>
              </mstyle>
            </msup>
          </mrow>
          <mo fence="true" stretchy="false">)</mo>
        </mrow>
        <mn>2</mn>
      </msup>
    </msqrt>
    <annotation encoding="StarMath 5.0"> sqrt{({2}^color silver...)^2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qrt>
        <math:mn>144</math:mn>
      </math:msqrt>
      <math:mrow>
        <math:mi/>
        <math:mo math:stretchy="false">−</math:mo>
        <math:mi/>
      </math:mrow>
      <math:mn>6</math:mn>
    </math:mrow>
    <math:annotation math:encoding="StarMath 5.0"> sqrt{144}`-`6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qrt>
      <math:mn>4</math:mn>
    </math:msqrt>
    <math:annotation math:encoding="StarMath 5.0"> sqrt{4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qrt>
      <math:mn>36</math:mn>
    </math:msqrt>
    <math:annotation math:encoding="StarMath 5.0"> sqrt{36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p>
      <math:msqrt>
        <math:mn>11</math:mn>
      </math:msqrt>
      <math:mrow>
        <math:mi/>
        <math:mn>2</math:mn>
      </math:mrow>
    </math:msup>
    <math:annotation math:encoding="StarMath 5.0">{ sqrt{11}}^{`2}</math:annotation>
  </math:semantics>
</math:math>
</file>

<file path=Object 33/content.xml><?xml version="1.0" encoding="utf-8"?>
<math xmlns="http://www.w3.org/1998/Math/MathML" display="block">
  <semantics>
    <msqrt>
      <msup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  <mrow>
          <mspace width="0.5em"/>
          <mn>2</mn>
        </mrow>
      </msup>
    </msqrt>
    <annotation encoding="StarMath 5.0">{sqrt{(-5)^{`2}}}</annotation>
  </semantics>
</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n>2</math:mn>
      <math:msqrt>
        <math:mn>9</math:mn>
      </math:msqrt>
    </math:mrow>
    <math:annotation math:encoding="StarMath 5.0"> 2 sqrt{9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n>3</math:mn>
      <math:msqrt>
        <math:mn>16</math:mn>
      </math:msqrt>
    </math:mrow>
    <math:annotation math:encoding="StarMath 5.0">3 sqrt{16}</math:annotation>
  </math:semantics>
</math:math>
</file>

<file path=Object 36/content.xml><?xml version="1.0" encoding="utf-8"?>
<math xmlns="http://www.w3.org/1998/Math/MathML" display="block">
  <semantics>
    <mrow>
      <mn>2</mn>
      <mspace width="0.5em"/>
      <mstyle mathvariant="normal">
        <mi mathvariant="normal"></mi>
      </mstyle>
      <mspace width="0.5em"/>
      <msqrt>
        <mn>25</mn>
      </msqrt>
    </mrow>
    <annotation encoding="StarMath 5.0">2`nitalic`sqrt{25}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sqrt>
      <math:mn>2</math:mn>
    </math:msqrt>
    <math:annotation math:encoding="StarMath 5.0"> sqrt{2}</math:annotation>
  </math:semantics>
</math:math>
</file>

<file path=Object 38/content.xml><?xml version="1.0" encoding="utf-8"?>
<math xmlns="http://www.w3.org/1998/Math/MathML" display="block">
  <semantics>
    <msqrt>
      <mn>10</mn>
    </msqrt>
    <annotation encoding="StarMath 5.0"> sqrt{10}</annotation>
  </semantics>
</math>
</file>

<file path=Object 39/content.xml><?xml version="1.0" encoding="utf-8"?>
<math xmlns="http://www.w3.org/1998/Math/MathML" display="block">
  <semantics>
    <msqrt>
      <mn>43</mn>
    </msqrt>
    <annotation encoding="StarMath 5.0"> sqrt{43}</annotation>
  </semantics>
</math>
</file>

<file path=Object 4/content.xml><?xml version="1.0" encoding="utf-8"?>
<math xmlns="http://www.w3.org/1998/Math/MathML" display="block">
  <semantics>
    <mfrac>
      <mn>5</mn>
      <mn>3</mn>
    </mfrac>
    <annotation encoding="StarMath 5.0">{5 over 3}</annotation>
  </semantics>
</math>
</file>

<file path=Object 40/content.xml><?xml version="1.0" encoding="utf-8"?>
<math xmlns="http://www.w3.org/1998/Math/MathML" display="block">
  <semantics>
    <msqrt>
      <mn>50</mn>
    </msqrt>
    <annotation encoding="StarMath 5.0"> sqrt{50}</annotation>
  </semantics>
</math>
</file>

<file path=Object 41/content.xml><?xml version="1.0" encoding="utf-8"?>
<math xmlns="http://www.w3.org/1998/Math/MathML" display="block">
  <semantics>
    <msqrt>
      <mn>60</mn>
    </msqrt>
    <annotation encoding="StarMath 5.0"> sqrt{60}</annotation>
  </semantics>
</math>
</file>

<file path=Object 42/content.xml><?xml version="1.0" encoding="utf-8"?>
<math xmlns="http://www.w3.org/1998/Math/MathML" display="block">
  <semantics>
    <msqrt>
      <mn>135</mn>
    </msqrt>
    <annotation encoding="StarMath 5.0"> sqrt{135}</annotation>
  </semantics>
</math>
</file>

<file path=Object 43/content.xml><?xml version="1.0" encoding="utf-8"?>
<math xmlns="http://www.w3.org/1998/Math/MathML" display="block">
  <semantics>
    <mrow>
      <msqrt>
        <mn>85</mn>
      </msqrt>
      <mrow>
        <mspace width="0.5em"/>
        <mi mathvariant="normal">@</mi>
        <mspace width="0.5em"/>
      </mrow>
      <mn>3</mn>
      <msqrt>
        <mn>78</mn>
      </msqrt>
    </mrow>
    <annotation encoding="StarMath 5.0"> sqrt{85}{` %UxE083 `}3 sqrt 78</annotation>
  </semantics>
</math>
</file>

<file path=Object 44/content.xml><?xml version="1.0" encoding="utf-8"?>
<math xmlns="http://www.w3.org/1998/Math/MathML" display="block">
  <semantics>
    <mrow>
      <mn>2</mn>
      <msqrt>
        <mn>9,3</mn>
      </msqrt>
      <mrow>
        <mspace width="0.5em"/>
        <mo stretchy="false">−</mo>
        <mspace width="0.5em"/>
      </mrow>
      <msqrt>
        <mn>15</mn>
      </msqrt>
      <mrow>
        <mspace width="0.5em"/>
        <mo stretchy="false">×</mo>
        <mspace width="0.5em"/>
      </mrow>
      <msqrt>
        <mn>3,4</mn>
      </msqrt>
    </mrow>
    <annotation encoding="StarMath 5.0">2 sqrt{9,3} `-`sqrt 15 `times`sqrt 3,4</annotation>
  </semantics>
</math>
</file>

<file path=Object 45/content.xml><?xml version="1.0" encoding="utf-8"?>
<math xmlns="http://www.w3.org/1998/Math/MathML" display="block">
  <semantics>
    <mrow>
      <msqrt>
        <mn>1</mn>
      </msqrt>
      <mspace width="0.5em"/>
      <mi mathvariant="normal">@</mi>
      <mspace width="0.5em"/>
      <msqrt>
        <mn>3</mn>
      </msqrt>
      <mspace width="0.5em"/>
      <mi mathvariant="normal">@</mi>
      <mspace width="0.5em"/>
      <msqrt>
        <mn>4</mn>
      </msqrt>
    </mrow>
    <annotation encoding="StarMath 5.0">sqrt{ 1 } ` %UxE239  `sqrt{ 3} ` %UxE239  `sqrt{4} </annotation>
  </semantics>
</math>
</file>

<file path=Object 46/content.xml><?xml version="1.0" encoding="utf-8"?>
<math xmlns="http://www.w3.org/1998/Math/MathML" display="block">
  <semantics>
    <mrow>
      <mn>1</mn>
      <mspace width="0.5em"/>
      <mi mathvariant="normal">@</mi>
      <mspace width="0.5em"/>
      <mn>3</mn>
      <mspace width="0.5em"/>
      <mi mathvariant="normal">@</mi>
      <mspace width="0.5em"/>
      <mn>4</mn>
    </mrow>
    <annotation encoding="StarMath 5.0">{ 1 } `%UxE239`{ 3}`%UxE239`{4} </annotation>
  </semantics>
</math>
</file>

<file path=Object 47/content.xml><?xml version="1.0" encoding="utf-8"?>
<math xmlns="http://www.w3.org/1998/Math/MathML" display="block">
  <semantics>
    <msqrt>
      <mn>142</mn>
    </msqrt>
    <annotation encoding="StarMath 5.0"> sqrt{142}</annotation>
  </semantics>
</math>
</file>

<file path=Object 48/content.xml><?xml version="1.0" encoding="utf-8"?>
<math xmlns="http://www.w3.org/1998/Math/MathML" display="block">
  <semantics>
    <msqrt>
      <mn>7</mn>
    </msqrt>
    <annotation encoding="StarMath 5.0"> sqrt{7}</annotation>
  </semantics>
</math>
</file>

<file path=Object 49/content.xml><?xml version="1.0" encoding="utf-8"?>
<math xmlns="http://www.w3.org/1998/Math/MathML" display="block">
  <semantics>
    <mrow>
      <mn>7</mn>
      <msqrt>
        <mn>8,5</mn>
      </msqrt>
      <mrow>
        <mspace width="0.5em"/>
        <mo stretchy="false">−</mo>
        <mspace width="0.5em"/>
      </mrow>
      <mn>2</mn>
      <msqrt>
        <mn>6</mn>
      </msqrt>
      <mrow>
        <mspace width="0.5em"/>
        <mo stretchy="false">×</mo>
        <mspace width="0.5em"/>
      </mrow>
      <msqrt>
        <mn>10</mn>
      </msqrt>
    </mrow>
    <annotation encoding="StarMath 5.0">7sqrt{ 8,5 }`-`2sqrt{ 6 }`times`sqrt{ 10 }</annotation>
  </semantics>
</math>
</file>

<file path=Object 5/content.xml><?xml version="1.0" encoding="utf-8"?>
<math xmlns="http://www.w3.org/1998/Math/MathML" display="block">
  <semantics>
    <mrow>
      <mrow>
        <mo stretchy="false">−</mo>
        <mspace width="0.5em"/>
      </mrow>
      <mfrac>
        <mn>4</mn>
        <mn>7</mn>
      </mfrac>
    </mrow>
    <annotation encoding="StarMath 5.0">{-`4 over 7}</annotation>
  </semantics>
</math>
</file>

<file path=Object 50/content.xml><?xml version="1.0" encoding="utf-8"?>
<math xmlns="http://www.w3.org/1998/Math/MathML" display="block">
  <semantics>
    <msqrt>
      <mn>97</mn>
    </msqrt>
    <annotation encoding="StarMath 5.0"> sqrt{97}</annotation>
  </semantics>
</math>
</file>

<file path=Object 51/content.xml><?xml version="1.0" encoding="utf-8"?>
<math xmlns="http://www.w3.org/1998/Math/MathML" display="block">
  <semantics>
    <msqrt>
      <mn>2</mn>
    </msqrt>
    <annotation encoding="StarMath 5.0"> sqrt{2}</annotation>
  </semantics>
</math>
</file>

<file path=Object 52/content.xml><?xml version="1.0" encoding="utf-8"?>
<math xmlns="http://www.w3.org/1998/Math/MathML" display="block">
  <semantics>
    <msqrt>
      <mn>6</mn>
    </msqrt>
    <annotation encoding="StarMath 5.0"> sqrt{6}</annotation>
  </semantics>
</math>
</file>

<file path=Object 53/content.xml><?xml version="1.0" encoding="utf-8"?>
<math xmlns="http://www.w3.org/1998/Math/MathML" display="block">
  <semantics>
    <msqrt>
      <mn>65</mn>
    </msqrt>
    <annotation encoding="StarMath 5.0"> sqrt{65}</annotation>
  </semantics>
</math>
</file>

<file path=Object 54/content.xml><?xml version="1.0" encoding="utf-8"?>
<math xmlns="http://www.w3.org/1998/Math/MathML" display="block">
  <semantics>
    <msqrt>
      <mn>32</mn>
    </msqrt>
    <annotation encoding="StarMath 5.0"> sqrt{32}</annotation>
  </semantics>
</math>
</file>

<file path=Object 55/content.xml><?xml version="1.0" encoding="utf-8"?>
<math xmlns="http://www.w3.org/1998/Math/MathML" display="block">
  <semantics>
    <msqrt>
      <mn>17</mn>
    </msqrt>
    <annotation encoding="StarMath 5.0"> sqrt{17}</annotation>
  </semantics>
</math>
</file>

<file path=Object 56/content.xml><?xml version="1.0" encoding="utf-8"?>
<math xmlns="http://www.w3.org/1998/Math/MathML" display="block">
  <semantics>
    <mrow>
      <mn>5</mn>
      <msqrt>
        <mn>14</mn>
      </msqrt>
      <mrow>
        <mspace width="0.5em"/>
        <mo stretchy="false">×</mo>
        <mspace width="0.5em"/>
      </mrow>
      <msqrt>
        <mn>5</mn>
      </msqrt>
      <mrow>
        <mspace width="0.5em"/>
        <mi mathvariant="normal">@</mi>
        <mspace width="0.5em"/>
      </mrow>
      <msqrt>
        <mn>2</mn>
      </msqrt>
    </mrow>
    <annotation encoding="StarMath 5.0">5sqrt{ 14 }`times`sqrt{ 5 }{` %UxE083 `}sqrt{ 2 }</annotation>
  </semantics>
</math>
</file>

<file path=Object 57/content.xml><?xml version="1.0" encoding="utf-8"?>
<math xmlns="http://www.w3.org/1998/Math/MathML" display="block">
  <semantics>
    <mrow>
      <mn>3</mn>
      <msqrt>
        <mn>5</mn>
      </msqrt>
      <mrow>
        <mspace width="0.5em"/>
        <mo stretchy="false">−</mo>
        <mspace width="0.5em"/>
      </mrow>
      <msqrt>
        <mn>2</mn>
      </msqrt>
    </mrow>
    <annotation encoding="StarMath 5.0">3sqrt{ 5} `-`sqrt{ 2 }</annotation>
  </semantics>
</math>
</file>

<file path=Object 58/content.xml><?xml version="1.0" encoding="utf-8"?>
<math xmlns="http://www.w3.org/1998/Math/MathML" display="block">
  <semantics>
    <msqrt>
      <mn>163</mn>
    </msqrt>
    <annotation encoding="StarMath 5.0"> sqrt{163} </annotation>
  </semantics>
</math>
</file>

<file path=Object 6/content.xml><?xml version="1.0" encoding="utf-8"?>
<math xmlns="http://www.w3.org/1998/Math/MathML" display="block">
  <semantics>
    <msqrt>
      <mrow>
        <mstyle mathsize="14pt">
          <mspace width="0.5em"/>
        </mstyle>
        <mstyle mathsize="10pt">
          <mstyle color="silver">
            <mn>........</mn>
          </mstyle>
        </mstyle>
      </mrow>
    </msqrt>
    <annotation encoding="StarMath 5.0"> sqrt{size 14 `size 10 color silver ........}</annotation>
  </semantics>
</math>
</file>

<file path=Object 64/content.xml><?xml version="1.0" encoding="utf-8"?>
<math xmlns="http://www.w3.org/1998/Math/MathML" display="block">
  <semantics>
    <msqrt>
      <mn>63</mn>
    </msqrt>
    <annotation encoding="StarMath 5.0"> sqrt{63}</annotation>
  </semantics>
</math>
</file>

<file path=Object 65/content.xml><?xml version="1.0" encoding="utf-8"?>
<math xmlns="http://www.w3.org/1998/Math/MathML" display="block">
  <semantics>
    <msqrt>
      <mn>83</mn>
    </msqrt>
    <annotation encoding="StarMath 5.0"> sqrt{83}</annotation>
  </semantics>
</math>
</file>

<file path=Object 66/content.xml><?xml version="1.0" encoding="utf-8"?>
<math xmlns="http://www.w3.org/1998/Math/MathML" display="block">
  <semantics>
    <msqrt>
      <mn>26</mn>
    </msqrt>
    <annotation encoding="StarMath 5.0"> sqrt{26}</annotation>
  </semantics>
</math>
</file>

<file path=Object 67/content.xml><?xml version="1.0" encoding="utf-8"?>
<math xmlns="http://www.w3.org/1998/Math/MathML" display="block">
  <semantics>
    <msqrt>
      <mn>50</mn>
    </msqrt>
    <annotation encoding="StarMath 5.0"> sqrt{50}</annotation>
  </semantics>
</math>
</file>

<file path=Object 68/content.xml><?xml version="1.0" encoding="utf-8"?>
<math xmlns="http://www.w3.org/1998/Math/MathML" display="block">
  <semantics>
    <msqrt>
      <mn>846</mn>
    </msqrt>
    <annotation encoding="StarMath 5.0"> sqrt{846}</annotation>
  </semantics>
</math>
</file>

<file path=Object 69/content.xml><?xml version="1.0" encoding="utf-8"?>
<math xmlns="http://www.w3.org/1998/Math/MathML" display="block">
  <semantics>
    <msqrt>
      <mn>11</mn>
    </msqrt>
    <annotation encoding="StarMath 5.0"> sqrt{11}</annotation>
  </semantics>
</math>
</file>

<file path=Object 7/content.xml><?xml version="1.0" encoding="utf-8"?>
<math xmlns="http://www.w3.org/1998/Math/MathML" display="block">
  <semantics>
    <mrow>
      <msqrt>
        <mn>25</mn>
      </msqrt>
      <mstyle mathvariant="normal">
        <mi mathvariant="normal">.</mi>
      </mstyle>
    </mrow>
    <annotation encoding="StarMath 5.0"> sqrt{25}nitalic .</annotation>
  </semantics>
</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/>
      </math:mrow>
      <math:mn>8</math:mn>
      <math:msqrt>
        <math:msup>
          <math:mn>7</math:mn>
          <math:mn>2</math:mn>
        </math:msup>
      </math:msqrt>
    </math:mrow>
    <math:annotation math:encoding="StarMath 5.0">-`8 sqrt{{7}^2}</math:annotation>
  </math:semantics>
</math:math>
</file>

<file path=Object 71/content.xml><?xml version="1.0" encoding="utf-8"?>
<math xmlns="http://www.w3.org/1998/Math/MathML" display="block">
  <semantics>
    <msqrt>
      <mrow>
        <mn>64</mn>
        <mrow>
          <mspace width="0.5em"/>
          <mi mathvariant="normal">@</mi>
          <mspace width="0.5em"/>
        </mrow>
        <mn>36</mn>
      </mrow>
    </msqrt>
    <annotation encoding="StarMath 5.0"> sqrt{{64}{` %UxE083 `}{36}}</annotation>
  </semantics>
</math>
</file>

<file path=Object 72/content.xml><?xml version="1.0" encoding="utf-8"?>
<math xmlns="http://www.w3.org/1998/Math/MathML" display="block">
  <semantics>
    <mrow>
      <msqrt>
        <mn>64</mn>
      </msqrt>
      <mrow>
        <mspace width="0.5em"/>
        <mi mathvariant="normal">@</mi>
        <mspace width="0.5em"/>
      </mrow>
      <msqrt>
        <mn>36</mn>
      </msqrt>
    </mrow>
    <annotation encoding="StarMath 5.0"> sqrt{64}{` %UxE083 `}sqrt 36</annotation>
  </semantics>
</math>
</file>

<file path=Object 7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sqrt>
            <math:mn>49</math:mn>
          </math:msqrt>
          <math:mrow>
            <math:mi/>
            <math:mo math:stretchy="false">×</math:mo>
            <math:mi/>
          </math:mrow>
          <math:msqrt>
            <math:mn>25</math:mn>
          </math:msqrt>
        </math:mrow>
      </math:mrow>
    </math:mstyle>
    <math:annotation math:encoding="StarMath 5.0">size 10 { sqrt{49}`times`sqrt{25}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sqrt>
      <math:mrow>
        <math:mn>49</math:mn>
        <math:mrow>
          <math:mi/>
          <math:mo math:stretchy="false">×</math:mo>
          <math:mi/>
        </math:mrow>
        <math:mn>25</math:mn>
      </math:mrow>
    </math:msqrt>
    <math:annotation math:encoding="StarMath 5.0"> sqrt{{49} `times` {25}}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n>5</math:mn>
      <math:msqrt>
        <math:mn>81</math:mn>
      </math:msqrt>
    </math:mrow>
    <math:annotation math:encoding="StarMath 5.0">5 sqrt{81}</math:annotation>
  </math:semantics>
</math:math>
</file>

<file path=Object 76/content.xml><?xml version="1.0" encoding="utf-8"?>
<math xmlns="http://www.w3.org/1998/Math/MathML" display="block">
  <semantics>
    <msqrt>
      <mn>48</mn>
    </msqrt>
    <annotation encoding="StarMath 5.0"> sqrt{48}</annotation>
  </semantics>
</math>
</file>

<file path=Object 77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row>
          <math:mn>2</math:mn>
          <math:msqrt>
            <math:mn>13</math:mn>
          </math:msqrt>
        </math:mrow>
        <math:mo math:stretchy="false">)</math:mo>
      </math:mrow>
      <math:mn>2</math:mn>
    </math:msup>
    <math:annotation math:encoding="StarMath 5.0">(2 sqrt{13})^2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row>
          <math:mn>8</math:mn>
          <math:msqrt>
            <math:mn>11</math:mn>
          </math:msqrt>
        </math:mrow>
        <math:mo math:stretchy="false">)</math:mo>
      </math:mrow>
      <math:mn>2</math:mn>
    </math:msup>
    <math:annotation math:encoding="StarMath 5.0">(8 sqrt{11})^2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row>
          <math:mrow>
            <math:mo math:stretchy="false">−</math:mo>
            <math:mi/>
          </math:mrow>
          <math:mn>4</math:mn>
          <math:msqrt>
            <math:mn>7</math:mn>
          </math:msqrt>
        </math:mrow>
        <math:mo math:stretchy="false">)</math:mo>
      </math:mrow>
      <math:mn>2</math:mn>
    </math:msup>
    <math:annotation math:encoding="StarMath 5.0">(-`4 sqrt{7})^2</math:annotation>
  </math:semantics>
</math:math>
</file>

<file path=Object 8/content.xml><?xml version="1.0" encoding="utf-8"?>
<math xmlns="http://www.w3.org/1998/Math/MathML" display="block">
  <semantics>
    <msqrt>
      <msup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  <mrow>
          <mn>2</mn>
          <mspace width="0.5em"/>
        </mrow>
      </msup>
    </msqrt>
    <annotation encoding="StarMath 5.0"> sqrt{( -{5})^{2`}}</annotation>
  </semantics>
</math>
</file>

<file path=Object 80/content.xml><?xml version="1.0" encoding="utf-8"?>
<!DOCTYPE math  PUBLIC '-//OpenOffice.org//DTD Modified W3C MathML 1.01//EN'  'math.dtd'>
<math:math xmlns:math="http://www.w3.org/1998/Math/MathML">
  <math:semantics>
    <math:msup>
      <math:mfenced math:open="" math:close="">
        <math:mfrac>
          <math:mrow>
            <math:mn>7</math:mn>
            <math:msqrt>
              <math:mn>8</math:mn>
            </math:msqrt>
          </math:mrow>
          <math:mn>4</math:mn>
        </math:mfrac>
      </math:mfenced>
      <math:mn>2</math:mn>
    </math:msup>
    <math:annotation math:encoding="StarMath 5.0"> left({{7}sqrt{8}} over {4} right)^2</math:annotation>
  </math:semantics>
</math:math>
</file>

<file path=Object 81/content.xml><?xml version="1.0" encoding="utf-8"?>
<math xmlns="http://www.w3.org/1998/Math/MathML" display="block">
  <semantics>
    <msqrt>
      <mn>18</mn>
    </msqrt>
    <annotation encoding="StarMath 5.0"> sqrt{18}</annotation>
  </semantics>
</math>
</file>

<file path=Object 82/content.xml><?xml version="1.0" encoding="utf-8"?>
<math xmlns="http://www.w3.org/1998/Math/MathML" display="block">
  <semantics>
    <msqrt>
      <mn>3</mn>
    </msqrt>
    <annotation encoding="StarMath 5.0"> sqrt{3}</annotation>
  </semantics>
</math>
</file>

<file path=Object 83/content.xml><?xml version="1.0" encoding="utf-8"?>
<math xmlns="http://www.w3.org/1998/Math/MathML" display="block">
  <semantics>
    <msqrt>
      <mn>5</mn>
    </msqrt>
    <annotation encoding="StarMath 5.0"> sqrt{5}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sqrt>
      <math:msup>
        <math:mn>5</math:mn>
        <math:mrow>
          <math:mi/>
          <math:mn>2</math:mn>
        </math:mrow>
      </math:msup>
    </math:msqrt>
    <math:annotation math:encoding="StarMath 5.0"> sqrt{5^{`2}}</math:annotation>
  </math:semantics>
</math:math>
</file>